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ource_2" table:style-name="ta1">
        <table:shapes>
          <draw:frame draw:z-index="0" draw:style-name="gr1" draw:text-style-name="P1" svg:width="453.51pt" svg:height="255.09pt" svg:x="123.05pt" svg:y="130.05pt">
            <draw:object draw:notify-on-update-of-ranges="source_2.D2:source_2.D85 source_2.E1:source_2.E1 source_2.E2:source_2.E8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21.63pt" svg:y="386.08pt">
            <draw:object draw:notify-on-update-of-ranges="source_2.H2:source_2.H85 source_2.I1:source_2.I1 source_2.I2:source_2.I8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26831.25798" calcext:value-type="float">
            <text:p>1443126831.25798</text:p>
          </table:table-cell>
          <table:table-cell office:value-type="float" office:value="8224" calcext:value-type="float">
            <text:p>82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26831.44932" calcext:value-type="float">
            <text:p>1443126831.44932</text:p>
          </table:table-cell>
          <table:table-cell table:formula="of:=[.G2]-[.$B$2]" office:value-type="float" office:value="0.19133996963501" calcext:value-type="float">
            <text:p>0.1913399696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9133996963501" calcext:value-type="float">
            <text:p>0.1913399696</text:p>
          </table:table-cell>
          <table:table-cell table:formula="of:=MAX([.J2:.J2001])" office:value-type="float" office:value="39.1640899181366" calcext:value-type="float">
            <text:p>39.16408991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26840.10299" calcext:value-type="float">
            <text:p>1443126840.10299</text:p>
          </table:table-cell>
          <table:table-cell office:value-type="float" office:value="8224" calcext:value-type="float">
            <text:p>8224</text:p>
          </table:table-cell>
          <table:table-cell table:formula="of:=[.B3]-[.$B$2]" office:value-type="float" office:value="8.84500980377197" calcext:value-type="float">
            <text:p>8.8450098038</text:p>
          </table:table-cell>
          <table:table-cell table:formula="of:=[.C3]/([.D3]-[.D2])" office:value-type="float" office:value="929.789811707485" calcext:value-type="float">
            <text:p>929.7898117075</text:p>
          </table:table-cell>
          <table:table-cell/>
          <table:table-cell office:value-type="float" office:value="1443126840.29412" calcext:value-type="float">
            <text:p>1443126840.29412</text:p>
          </table:table-cell>
          <table:table-cell table:formula="of:=[.G3]-[.$B$2]" office:value-type="float" office:value="9.03613996505737" calcext:value-type="float">
            <text:p>9.0361399651</text:p>
          </table:table-cell>
          <table:table-cell table:formula="of:=[.C3]/([.H3]-[.H2])" office:value-type="float" office:value="929.811867340849" calcext:value-type="float">
            <text:p>929.8118673408</text:p>
          </table:table-cell>
          <table:table-cell table:formula="of:=[.G3]-[.$B3]" office:value-type="float" office:value="0.1911301612854" calcext:value-type="float">
            <text:p>0.19113016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26840.20595" calcext:value-type="float">
            <text:p>1443126840.20595</text:p>
          </table:table-cell>
          <table:table-cell office:value-type="float" office:value="8224" calcext:value-type="float">
            <text:p>8224</text:p>
          </table:table-cell>
          <table:table-cell table:formula="of:=[.B4]-[.$B$2]" office:value-type="float" office:value="8.94796991348267" calcext:value-type="float">
            <text:p>8.9479699135</text:p>
          </table:table-cell>
          <table:table-cell table:formula="of:=[.C4]/([.D4]-[.D3])" office:value-type="float" office:value="79875.5947629479" calcext:value-type="float">
            <text:p>79875.5947629479</text:p>
          </table:table-cell>
          <table:table-cell/>
          <table:table-cell office:value-type="float" office:value="1443126840.39714" calcext:value-type="float">
            <text:p>1443126840.39714</text:p>
          </table:table-cell>
          <table:table-cell table:formula="of:=[.G4]-[.$B$2]" office:value-type="float" office:value="9.13915991783142" calcext:value-type="float">
            <text:p>9.1391599178</text:p>
          </table:table-cell>
          <table:table-cell table:formula="of:=[.C4]/([.H4]-[.H3])" office:value-type="float" office:value="79829.1959814579" calcext:value-type="float">
            <text:p>79829.1959814579</text:p>
          </table:table-cell>
          <table:table-cell table:formula="of:=[.G4]-[.$B4]" office:value-type="float" office:value="0.191190004348755" calcext:value-type="float">
            <text:p>0.19119000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26840.30889" calcext:value-type="float">
            <text:p>1443126840.30889</text:p>
          </table:table-cell>
          <table:table-cell office:value-type="float" office:value="8224" calcext:value-type="float">
            <text:p>8224</text:p>
          </table:table-cell>
          <table:table-cell table:formula="of:=[.B5]-[.$B$2]" office:value-type="float" office:value="9.05090999603272" calcext:value-type="float">
            <text:p>9.050909996</text:p>
          </table:table-cell>
          <table:table-cell table:formula="of:=[.C5]/([.D5]-[.D4])" office:value-type="float" office:value="79891.1346899449" calcext:value-type="float">
            <text:p>79891.1346899449</text:p>
          </table:table-cell>
          <table:table-cell/>
          <table:table-cell office:value-type="float" office:value="1443126844.22412" calcext:value-type="float">
            <text:p>1443126844.22412</text:p>
          </table:table-cell>
          <table:table-cell table:formula="of:=[.G5]-[.$B$2]" office:value-type="float" office:value="12.966139793396" calcext:value-type="float">
            <text:p>12.9661397934</text:p>
          </table:table-cell>
          <table:table-cell table:formula="of:=[.C5]/([.H5]-[.H4])" office:value-type="float" office:value="2148.95303017154" calcext:value-type="float">
            <text:p>2148.9530301716</text:p>
          </table:table-cell>
          <table:table-cell table:formula="of:=[.G5]-[.$B5]" office:value-type="float" office:value="3.91522979736328" calcext:value-type="float">
            <text:p>3.915229797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26840.41183" calcext:value-type="float">
            <text:p>1443126840.41183</text:p>
          </table:table-cell>
          <table:table-cell office:value-type="float" office:value="8224" calcext:value-type="float">
            <text:p>8224</text:p>
          </table:table-cell>
          <table:table-cell table:formula="of:=[.B6]-[.$B$2]" office:value-type="float" office:value="9.15384984016418" calcext:value-type="float">
            <text:p>9.1538498402</text:p>
          </table:table-cell>
          <table:table-cell table:formula="of:=[.C6]/([.D6]-[.D5])" office:value-type="float" office:value="79891.3197254963" calcext:value-type="float">
            <text:p>79891.3197254963</text:p>
          </table:table-cell>
          <table:table-cell/>
          <table:table-cell office:value-type="float" office:value="1443126852.50213" calcext:value-type="float">
            <text:p>1443126852.50213</text:p>
          </table:table-cell>
          <table:table-cell table:formula="of:=[.G6]-[.$B$2]" office:value-type="float" office:value="21.2441499233246" calcext:value-type="float">
            <text:p>21.2441499233</text:p>
          </table:table-cell>
          <table:table-cell table:formula="of:=[.C6]/([.H6]-[.H5])" office:value-type="float" office:value="993.475469456927" calcext:value-type="float">
            <text:p>993.4754694569</text:p>
          </table:table-cell>
          <table:table-cell table:formula="of:=[.G6]-[.$B6]" office:value-type="float" office:value="12.0903000831604" calcext:value-type="float">
            <text:p>12.09030008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26840.51475" calcext:value-type="float">
            <text:p>1443126840.51475</text:p>
          </table:table-cell>
          <table:table-cell office:value-type="float" office:value="8224" calcext:value-type="float">
            <text:p>8224</text:p>
          </table:table-cell>
          <table:table-cell table:formula="of:=[.B7]-[.$B$2]" office:value-type="float" office:value="9.25676989555359" calcext:value-type="float">
            <text:p>9.2567698956</text:p>
          </table:table-cell>
          <table:table-cell table:formula="of:=[.C7]/([.D7]-[.D6])" office:value-type="float" office:value="79906.6806647548" calcext:value-type="float">
            <text:p>79906.6806647548</text:p>
          </table:table-cell>
          <table:table-cell/>
          <table:table-cell office:value-type="float" office:value="1443126855.65486" calcext:value-type="float">
            <text:p>1443126855.65486</text:p>
          </table:table-cell>
          <table:table-cell table:formula="of:=[.G7]-[.$B$2]" office:value-type="float" office:value="24.3968799114227" calcext:value-type="float">
            <text:p>24.3968799114</text:p>
          </table:table-cell>
          <table:table-cell table:formula="of:=[.C7]/([.H7]-[.H6])" office:value-type="float" office:value="2608.53293210848" calcext:value-type="float">
            <text:p>2608.5329321085</text:p>
          </table:table-cell>
          <table:table-cell table:formula="of:=[.G7]-[.$B7]" office:value-type="float" office:value="15.1401100158691" calcext:value-type="float">
            <text:p>15.140110015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26840.61774" calcext:value-type="float">
            <text:p>1443126840.61774</text:p>
          </table:table-cell>
          <table:table-cell office:value-type="float" office:value="8224" calcext:value-type="float">
            <text:p>8224</text:p>
          </table:table-cell>
          <table:table-cell table:formula="of:=[.B8]-[.$B$2]" office:value-type="float" office:value="9.35975980758667" calcext:value-type="float">
            <text:p>9.3597598076</text:p>
          </table:table-cell>
          <table:table-cell table:formula="of:=[.C8]/([.D8]-[.D7])" office:value-type="float" office:value="79852.4810600712" calcext:value-type="float">
            <text:p>79852.4810600712</text:p>
          </table:table-cell>
          <table:table-cell/>
          <table:table-cell office:value-type="float" office:value="1443126855.7306" calcext:value-type="float">
            <text:p>1443126855.7306</text:p>
          </table:table-cell>
          <table:table-cell table:formula="of:=[.G8]-[.$B$2]" office:value-type="float" office:value="24.472620010376" calcext:value-type="float">
            <text:p>24.4726200104</text:p>
          </table:table-cell>
          <table:table-cell table:formula="of:=[.C8]/([.H8]-[.H7])" office:value-type="float" office:value="108581.849161255" calcext:value-type="float">
            <text:p>108581.849161255</text:p>
          </table:table-cell>
          <table:table-cell table:formula="of:=[.G8]-[.$B8]" office:value-type="float" office:value="15.1128602027893" calcext:value-type="float">
            <text:p>15.112860202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26840.72067" calcext:value-type="float">
            <text:p>1443126840.72067</text:p>
          </table:table-cell>
          <table:table-cell office:value-type="float" office:value="8224" calcext:value-type="float">
            <text:p>8224</text:p>
          </table:table-cell>
          <table:table-cell table:formula="of:=[.B9]-[.$B$2]" office:value-type="float" office:value="9.4626898765564" calcext:value-type="float">
            <text:p>9.4626898766</text:p>
          </table:table-cell>
          <table:table-cell table:formula="of:=[.C9]/([.D9]-[.D8])" office:value-type="float" office:value="79898.9069211526" calcext:value-type="float">
            <text:p>79898.9069211526</text:p>
          </table:table-cell>
          <table:table-cell/>
          <table:table-cell office:value-type="float" office:value="1443126855.80633" calcext:value-type="float">
            <text:p>1443126855.80633</text:p>
          </table:table-cell>
          <table:table-cell table:formula="of:=[.G9]-[.$B$2]" office:value-type="float" office:value="24.5483498573303" calcext:value-type="float">
            <text:p>24.5483498573</text:p>
          </table:table-cell>
          <table:table-cell table:formula="of:=[.C9]/([.H9]-[.H8])" office:value-type="float" office:value="108596.548530699" calcext:value-type="float">
            <text:p>108596.548530699</text:p>
          </table:table-cell>
          <table:table-cell table:formula="of:=[.G9]-[.$B9]" office:value-type="float" office:value="15.0856599807739" calcext:value-type="float">
            <text:p>15.085659980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26840.82361" calcext:value-type="float">
            <text:p>1443126840.82361</text:p>
          </table:table-cell>
          <table:table-cell office:value-type="float" office:value="8224" calcext:value-type="float">
            <text:p>8224</text:p>
          </table:table-cell>
          <table:table-cell table:formula="of:=[.B10]-[.$B$2]" office:value-type="float" office:value="9.56562995910645" calcext:value-type="float">
            <text:p>9.5656299591</text:p>
          </table:table-cell>
          <table:table-cell table:formula="of:=[.C10]/([.D10]-[.D9])" office:value-type="float" office:value="79891.1346899449" calcext:value-type="float">
            <text:p>79891.1346899449</text:p>
          </table:table-cell>
          <table:table-cell/>
          <table:table-cell office:value-type="float" office:value="1443126855.88218" calcext:value-type="float">
            <text:p>1443126855.88218</text:p>
          </table:table-cell>
          <table:table-cell table:formula="of:=[.G10]-[.$B$2]" office:value-type="float" office:value="24.6241998672485" calcext:value-type="float">
            <text:p>24.6241998672</text:p>
          </table:table-cell>
          <table:table-cell table:formula="of:=[.C10]/([.H10]-[.H9])" office:value-type="float" office:value="108424.507905374" calcext:value-type="float">
            <text:p>108424.507905374</text:p>
          </table:table-cell>
          <table:table-cell table:formula="of:=[.G10]-[.$B10]" office:value-type="float" office:value="15.0585699081421" calcext:value-type="float">
            <text:p>15.058569908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26840.92655" calcext:value-type="float">
            <text:p>1443126840.92655</text:p>
          </table:table-cell>
          <table:table-cell office:value-type="float" office:value="8224" calcext:value-type="float">
            <text:p>8224</text:p>
          </table:table-cell>
          <table:table-cell table:formula="of:=[.B11]-[.$B$2]" office:value-type="float" office:value="9.66856980323792" calcext:value-type="float">
            <text:p>9.6685698032</text:p>
          </table:table-cell>
          <table:table-cell table:formula="of:=[.C11]/([.D11]-[.D10])" office:value-type="float" office:value="79891.3197254963" calcext:value-type="float">
            <text:p>79891.3197254963</text:p>
          </table:table-cell>
          <table:table-cell/>
          <table:table-cell office:value-type="float" office:value="1443126855.95793" calcext:value-type="float">
            <text:p>1443126855.95793</text:p>
          </table:table-cell>
          <table:table-cell table:formula="of:=[.G11]-[.$B$2]" office:value-type="float" office:value="24.6999499797821" calcext:value-type="float">
            <text:p>24.6999499798</text:p>
          </table:table-cell>
          <table:table-cell table:formula="of:=[.C11]/([.H11]-[.H10])" office:value-type="float" office:value="108567.495478709" calcext:value-type="float">
            <text:p>108567.495478709</text:p>
          </table:table-cell>
          <table:table-cell table:formula="of:=[.G11]-[.$B11]" office:value-type="float" office:value="15.0313801765442" calcext:value-type="float">
            <text:p>15.031380176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26841.02778" calcext:value-type="float">
            <text:p>1443126841.02778</text:p>
          </table:table-cell>
          <table:table-cell office:value-type="float" office:value="8224" calcext:value-type="float">
            <text:p>8224</text:p>
          </table:table-cell>
          <table:table-cell table:formula="of:=[.B12]-[.$B$2]" office:value-type="float" office:value="9.76979994773865" calcext:value-type="float">
            <text:p>9.7697999477</text:p>
          </table:table-cell>
          <table:table-cell table:formula="of:=[.C12]/([.D12]-[.D11])" office:value-type="float" office:value="81240.6229444876" calcext:value-type="float">
            <text:p>81240.6229444876</text:p>
          </table:table-cell>
          <table:table-cell/>
          <table:table-cell office:value-type="float" office:value="1443126856.03379" calcext:value-type="float">
            <text:p>1443126856.03379</text:p>
          </table:table-cell>
          <table:table-cell table:formula="of:=[.G12]-[.$B$2]" office:value-type="float" office:value="24.7758100032806" calcext:value-type="float">
            <text:p>24.7758100033</text:p>
          </table:table-cell>
          <table:table-cell table:formula="of:=[.C12]/([.H12]-[.H11])" office:value-type="float" office:value="108410.195788547" calcext:value-type="float">
            <text:p>108410.195788547</text:p>
          </table:table-cell>
          <table:table-cell table:formula="of:=[.G12]-[.$B12]" office:value-type="float" office:value="15.006010055542" calcext:value-type="float">
            <text:p>15.006010055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26841.12469" calcext:value-type="float">
            <text:p>1443126841.12469</text:p>
          </table:table-cell>
          <table:table-cell office:value-type="float" office:value="8224" calcext:value-type="float">
            <text:p>8224</text:p>
          </table:table-cell>
          <table:table-cell table:formula="of:=[.B13]-[.$B$2]" office:value-type="float" office:value="9.86670994758606" calcext:value-type="float">
            <text:p>9.8667099476</text:p>
          </table:table-cell>
          <table:table-cell table:formula="of:=[.C13]/([.D13]-[.D12])" office:value-type="float" office:value="84862.2434521613" calcext:value-type="float">
            <text:p>84862.2434521613</text:p>
          </table:table-cell>
          <table:table-cell/>
          <table:table-cell office:value-type="float" office:value="1443126856.10318" calcext:value-type="float">
            <text:p>1443126856.10318</text:p>
          </table:table-cell>
          <table:table-cell table:formula="of:=[.G13]-[.$B$2]" office:value-type="float" office:value="24.8451998233795" calcext:value-type="float">
            <text:p>24.8451998234</text:p>
          </table:table-cell>
          <table:table-cell table:formula="of:=[.C13]/([.H13]-[.H12])" office:value-type="float" office:value="118518.825791467" calcext:value-type="float">
            <text:p>118518.825791467</text:p>
          </table:table-cell>
          <table:table-cell table:formula="of:=[.G13]-[.$B13]" office:value-type="float" office:value="14.9784898757935" calcext:value-type="float">
            <text:p>14.978489875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26841.22158" calcext:value-type="float">
            <text:p>1443126841.22158</text:p>
          </table:table-cell>
          <table:table-cell office:value-type="float" office:value="8224" calcext:value-type="float">
            <text:p>8224</text:p>
          </table:table-cell>
          <table:table-cell table:formula="of:=[.B14]-[.$B$2]" office:value-type="float" office:value="9.96359992027283" calcext:value-type="float">
            <text:p>9.9635999203</text:p>
          </table:table-cell>
          <table:table-cell table:formula="of:=[.C14]/([.D14]-[.D13])" office:value-type="float" office:value="84879.7844807646" calcext:value-type="float">
            <text:p>84879.7844807646</text:p>
          </table:table-cell>
          <table:table-cell/>
          <table:table-cell office:value-type="float" office:value="1443126856.17264" calcext:value-type="float">
            <text:p>1443126856.17264</text:p>
          </table:table-cell>
          <table:table-cell table:formula="of:=[.G14]-[.$B$2]" office:value-type="float" office:value="24.9146599769592" calcext:value-type="float">
            <text:p>24.914659977</text:p>
          </table:table-cell>
          <table:table-cell table:formula="of:=[.C14]/([.H14]-[.H13])" office:value-type="float" office:value="118398.816820383" calcext:value-type="float">
            <text:p>118398.816820383</text:p>
          </table:table-cell>
          <table:table-cell table:formula="of:=[.G14]-[.$B14]" office:value-type="float" office:value="14.9510600566864" calcext:value-type="float">
            <text:p>14.951060056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26841.31849" calcext:value-type="float">
            <text:p>1443126841.31849</text:p>
          </table:table-cell>
          <table:table-cell office:value-type="float" office:value="8224" calcext:value-type="float">
            <text:p>8224</text:p>
          </table:table-cell>
          <table:table-cell table:formula="of:=[.B15]-[.$B$2]" office:value-type="float" office:value="10.0605099201202" calcext:value-type="float">
            <text:p>10.0605099201</text:p>
          </table:table-cell>
          <table:table-cell table:formula="of:=[.C15]/([.D15]-[.D14])" office:value-type="float" office:value="84862.2434521613" calcext:value-type="float">
            <text:p>84862.2434521613</text:p>
          </table:table-cell>
          <table:table-cell/>
          <table:table-cell office:value-type="float" office:value="1443126856.24211" calcext:value-type="float">
            <text:p>1443126856.24211</text:p>
          </table:table-cell>
          <table:table-cell table:formula="of:=[.G15]-[.$B$2]" office:value-type="float" office:value="24.9841299057007" calcext:value-type="float">
            <text:p>24.9841299057</text:p>
          </table:table-cell>
          <table:table-cell table:formula="of:=[.C15]/([.H15]-[.H14])" office:value-type="float" office:value="118382.156840942" calcext:value-type="float">
            <text:p>118382.156840942</text:p>
          </table:table-cell>
          <table:table-cell table:formula="of:=[.G15]-[.$B15]" office:value-type="float" office:value="14.9236199855804" calcext:value-type="float">
            <text:p>14.923619985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26841.41538" calcext:value-type="float">
            <text:p>1443126841.41538</text:p>
          </table:table-cell>
          <table:table-cell office:value-type="float" office:value="8224" calcext:value-type="float">
            <text:p>8224</text:p>
          </table:table-cell>
          <table:table-cell table:formula="of:=[.B16]-[.$B$2]" office:value-type="float" office:value="10.157399892807" calcext:value-type="float">
            <text:p>10.1573998928</text:p>
          </table:table-cell>
          <table:table-cell table:formula="of:=[.C16]/([.D16]-[.D15])" office:value-type="float" office:value="84879.7844807646" calcext:value-type="float">
            <text:p>84879.7844807646</text:p>
          </table:table-cell>
          <table:table-cell/>
          <table:table-cell office:value-type="float" office:value="1443126856.31156" calcext:value-type="float">
            <text:p>1443126856.31156</text:p>
          </table:table-cell>
          <table:table-cell table:formula="of:=[.G16]-[.$B$2]" office:value-type="float" office:value="25.0535798072815" calcext:value-type="float">
            <text:p>25.0535798073</text:p>
          </table:table-cell>
          <table:table-cell table:formula="of:=[.C16]/([.H16]-[.H15])" office:value-type="float" office:value="118416.294520313" calcext:value-type="float">
            <text:p>118416.294520313</text:p>
          </table:table-cell>
          <table:table-cell table:formula="of:=[.G16]-[.$B16]" office:value-type="float" office:value="14.8961799144745" calcext:value-type="float">
            <text:p>14.89617991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26841.51229" calcext:value-type="float">
            <text:p>1443126841.51229</text:p>
          </table:table-cell>
          <table:table-cell office:value-type="float" office:value="8224" calcext:value-type="float">
            <text:p>8224</text:p>
          </table:table-cell>
          <table:table-cell table:formula="of:=[.B17]-[.$B$2]" office:value-type="float" office:value="10.2543098926544" calcext:value-type="float">
            <text:p>10.2543098927</text:p>
          </table:table-cell>
          <table:table-cell table:formula="of:=[.C17]/([.D17]-[.D16])" office:value-type="float" office:value="84862.2434521613" calcext:value-type="float">
            <text:p>84862.2434521613</text:p>
          </table:table-cell>
          <table:table-cell/>
          <table:table-cell office:value-type="float" office:value="1443126856.38104" calcext:value-type="float">
            <text:p>1443126856.38104</text:p>
          </table:table-cell>
          <table:table-cell table:formula="of:=[.G17]-[.$B$2]" office:value-type="float" office:value="25.1230599880218" calcext:value-type="float">
            <text:p>25.123059988</text:p>
          </table:table-cell>
          <table:table-cell table:formula="of:=[.C17]/([.H17]-[.H16])" office:value-type="float" office:value="118364.689215945" calcext:value-type="float">
            <text:p>118364.689215945</text:p>
          </table:table-cell>
          <table:table-cell table:formula="of:=[.G17]-[.$B17]" office:value-type="float" office:value="14.8687500953674" calcext:value-type="float">
            <text:p>14.868750095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26841.60918" calcext:value-type="float">
            <text:p>1443126841.60918</text:p>
          </table:table-cell>
          <table:table-cell office:value-type="float" office:value="8224" calcext:value-type="float">
            <text:p>8224</text:p>
          </table:table-cell>
          <table:table-cell table:formula="of:=[.B18]-[.$B$2]" office:value-type="float" office:value="10.3511998653412" calcext:value-type="float">
            <text:p>10.3511998653</text:p>
          </table:table-cell>
          <table:table-cell table:formula="of:=[.C18]/([.D18]-[.D17])" office:value-type="float" office:value="84879.7844807646" calcext:value-type="float">
            <text:p>84879.7844807646</text:p>
          </table:table-cell>
          <table:table-cell/>
          <table:table-cell office:value-type="float" office:value="1443126856.45048" calcext:value-type="float">
            <text:p>1443126856.45048</text:p>
          </table:table-cell>
          <table:table-cell table:formula="of:=[.G18]-[.$B$2]" office:value-type="float" office:value="25.1924998760223" calcext:value-type="float">
            <text:p>25.192499876</text:p>
          </table:table-cell>
          <table:table-cell table:formula="of:=[.C18]/([.H18]-[.H17])" office:value-type="float" office:value="118433.370744235" calcext:value-type="float">
            <text:p>118433.370744235</text:p>
          </table:table-cell>
          <table:table-cell table:formula="of:=[.G18]-[.$B18]" office:value-type="float" office:value="14.8413000106812" calcext:value-type="float">
            <text:p>14.841300010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26841.70609" calcext:value-type="float">
            <text:p>1443126841.70609</text:p>
          </table:table-cell>
          <table:table-cell office:value-type="float" office:value="8224" calcext:value-type="float">
            <text:p>8224</text:p>
          </table:table-cell>
          <table:table-cell table:formula="of:=[.B19]-[.$B$2]" office:value-type="float" office:value="10.4481098651886" calcext:value-type="float">
            <text:p>10.4481098652</text:p>
          </table:table-cell>
          <table:table-cell table:formula="of:=[.C19]/([.D19]-[.D18])" office:value-type="float" office:value="84862.2434521613" calcext:value-type="float">
            <text:p>84862.2434521613</text:p>
          </table:table-cell>
          <table:table-cell/>
          <table:table-cell office:value-type="float" office:value="1443126856.51993" calcext:value-type="float">
            <text:p>1443126856.51993</text:p>
          </table:table-cell>
          <table:table-cell table:formula="of:=[.G19]-[.$B$2]" office:value-type="float" office:value="25.2619497776031" calcext:value-type="float">
            <text:p>25.2619497776</text:p>
          </table:table-cell>
          <table:table-cell table:formula="of:=[.C19]/([.H19]-[.H18])" office:value-type="float" office:value="118416.294520313" calcext:value-type="float">
            <text:p>118416.294520313</text:p>
          </table:table-cell>
          <table:table-cell table:formula="of:=[.G19]-[.$B19]" office:value-type="float" office:value="14.8138399124146" calcext:value-type="float">
            <text:p>14.813839912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26841.803" calcext:value-type="float">
            <text:p>1443126841.803</text:p>
          </table:table-cell>
          <table:table-cell office:value-type="float" office:value="8224" calcext:value-type="float">
            <text:p>8224</text:p>
          </table:table-cell>
          <table:table-cell table:formula="of:=[.B20]-[.$B$2]" office:value-type="float" office:value="10.545019865036" calcext:value-type="float">
            <text:p>10.545019865</text:p>
          </table:table-cell>
          <table:table-cell table:formula="of:=[.C20]/([.D20]-[.D19])" office:value-type="float" office:value="84862.2434521613" calcext:value-type="float">
            <text:p>84862.2434521613</text:p>
          </table:table-cell>
          <table:table-cell/>
          <table:table-cell office:value-type="float" office:value="1443126856.58945" calcext:value-type="float">
            <text:p>1443126856.58945</text:p>
          </table:table-cell>
          <table:table-cell table:formula="of:=[.G20]-[.$B$2]" office:value-type="float" office:value="25.3314697742462" calcext:value-type="float">
            <text:p>25.3314697742</text:p>
          </table:table-cell>
          <table:table-cell table:formula="of:=[.C20]/([.H20]-[.H19])" office:value-type="float" office:value="118296.898692676" calcext:value-type="float">
            <text:p>118296.898692676</text:p>
          </table:table-cell>
          <table:table-cell table:formula="of:=[.G20]-[.$B20]" office:value-type="float" office:value="14.7864499092102" calcext:value-type="float">
            <text:p>14.786449909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26841.89991" calcext:value-type="float">
            <text:p>1443126841.89991</text:p>
          </table:table-cell>
          <table:table-cell office:value-type="float" office:value="8224" calcext:value-type="float">
            <text:p>8224</text:p>
          </table:table-cell>
          <table:table-cell table:formula="of:=[.B21]-[.$B$2]" office:value-type="float" office:value="10.6419298648834" calcext:value-type="float">
            <text:p>10.6419298649</text:p>
          </table:table-cell>
          <table:table-cell table:formula="of:=[.C21]/([.D21]-[.D20])" office:value-type="float" office:value="84862.2434521613" calcext:value-type="float">
            <text:p>84862.2434521613</text:p>
          </table:table-cell>
          <table:table-cell/>
          <table:table-cell office:value-type="float" office:value="1443126856.65892" calcext:value-type="float">
            <text:p>1443126856.65892</text:p>
          </table:table-cell>
          <table:table-cell table:formula="of:=[.G21]-[.$B$2]" office:value-type="float" office:value="25.4009399414062" calcext:value-type="float">
            <text:p>25.4009399414</text:p>
          </table:table-cell>
          <table:table-cell table:formula="of:=[.C21]/([.H21]-[.H20])" office:value-type="float" office:value="118381.750558551" calcext:value-type="float">
            <text:p>118381.750558551</text:p>
          </table:table-cell>
          <table:table-cell table:formula="of:=[.G21]-[.$B21]" office:value-type="float" office:value="14.7590100765228" calcext:value-type="float">
            <text:p>14.759010076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26841.99681" calcext:value-type="float">
            <text:p>1443126841.99681</text:p>
          </table:table-cell>
          <table:table-cell office:value-type="float" office:value="8224" calcext:value-type="float">
            <text:p>8224</text:p>
          </table:table-cell>
          <table:table-cell table:formula="of:=[.B22]-[.$B$2]" office:value-type="float" office:value="10.7388298511505" calcext:value-type="float">
            <text:p>10.7388298512</text:p>
          </table:table-cell>
          <table:table-cell table:formula="of:=[.C22]/([.D22]-[.D21])" office:value-type="float" office:value="84871.0130601238" calcext:value-type="float">
            <text:p>84871.0130601238</text:p>
          </table:table-cell>
          <table:table-cell/>
          <table:table-cell office:value-type="float" office:value="1443126856.72834" calcext:value-type="float">
            <text:p>1443126856.72834</text:p>
          </table:table-cell>
          <table:table-cell table:formula="of:=[.G22]-[.$B$2]" office:value-type="float" office:value="25.4703598022461" calcext:value-type="float">
            <text:p>25.4703598022</text:p>
          </table:table-cell>
          <table:table-cell table:formula="of:=[.C22]/([.H22]-[.H21])" office:value-type="float" office:value="118467.537971206" calcext:value-type="float">
            <text:p>118467.537971206</text:p>
          </table:table-cell>
          <table:table-cell table:formula="of:=[.G22]-[.$B22]" office:value-type="float" office:value="14.7315299510956" calcext:value-type="float">
            <text:p>14.731529951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26842.07781" calcext:value-type="float">
            <text:p>1443126842.07781</text:p>
          </table:table-cell>
          <table:table-cell office:value-type="float" office:value="8224" calcext:value-type="float">
            <text:p>8224</text:p>
          </table:table-cell>
          <table:table-cell table:formula="of:=[.B23]-[.$B$2]" office:value-type="float" office:value="10.8198299407959" calcext:value-type="float">
            <text:p>10.8198299408</text:p>
          </table:table-cell>
          <table:table-cell table:formula="of:=[.C23]/([.D23]-[.D22])" office:value-type="float" office:value="101530.751830081" calcext:value-type="float">
            <text:p>101530.751830081</text:p>
          </table:table-cell>
          <table:table-cell/>
          <table:table-cell office:value-type="float" office:value="1443126856.79781" calcext:value-type="float">
            <text:p>1443126856.79781</text:p>
          </table:table-cell>
          <table:table-cell table:formula="of:=[.G23]-[.$B$2]" office:value-type="float" office:value="25.5398299694061" calcext:value-type="float">
            <text:p>25.5398299694</text:p>
          </table:table-cell>
          <table:table-cell table:formula="of:=[.C23]/([.H23]-[.H22])" office:value-type="float" office:value="118381.750558551" calcext:value-type="float">
            <text:p>118381.750558551</text:p>
          </table:table-cell>
          <table:table-cell table:formula="of:=[.G23]-[.$B23]" office:value-type="float" office:value="14.7200000286102" calcext:value-type="float">
            <text:p>14.720000028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26842.15828" calcext:value-type="float">
            <text:p>1443126842.15828</text:p>
          </table:table-cell>
          <table:table-cell office:value-type="float" office:value="8224" calcext:value-type="float">
            <text:p>8224</text:p>
          </table:table-cell>
          <table:table-cell table:formula="of:=[.B24]-[.$B$2]" office:value-type="float" office:value="10.9002997875214" calcext:value-type="float">
            <text:p>10.9002997875</text:p>
          </table:table-cell>
          <table:table-cell table:formula="of:=[.C24]/([.D24]-[.D23])" office:value-type="float" office:value="102199.772146423" calcext:value-type="float">
            <text:p>102199.772146423</text:p>
          </table:table-cell>
          <table:table-cell/>
          <table:table-cell office:value-type="float" office:value="1443126856.86728" calcext:value-type="float">
            <text:p>1443126856.86728</text:p>
          </table:table-cell>
          <table:table-cell table:formula="of:=[.G24]-[.$B$2]" office:value-type="float" office:value="25.6092998981476" calcext:value-type="float">
            <text:p>25.6092998981</text:p>
          </table:table-cell>
          <table:table-cell table:formula="of:=[.C24]/([.H24]-[.H23])" office:value-type="float" office:value="118382.156840942" calcext:value-type="float">
            <text:p>118382.156840942</text:p>
          </table:table-cell>
          <table:table-cell table:formula="of:=[.G24]-[.$B24]" office:value-type="float" office:value="14.7090001106262" calcext:value-type="float">
            <text:p>14.709000110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26842.23873" calcext:value-type="float">
            <text:p>1443126842.23873</text:p>
          </table:table-cell>
          <table:table-cell office:value-type="float" office:value="8224" calcext:value-type="float">
            <text:p>8224</text:p>
          </table:table-cell>
          <table:table-cell table:formula="of:=[.B25]-[.$B$2]" office:value-type="float" office:value="10.9807498455048" calcext:value-type="float">
            <text:p>10.9807498455</text:p>
          </table:table-cell>
          <table:table-cell table:formula="of:=[.C25]/([.D25]-[.D24])" office:value-type="float" office:value="102224.910784988" calcext:value-type="float">
            <text:p>102224.910784988</text:p>
          </table:table-cell>
          <table:table-cell/>
          <table:table-cell office:value-type="float" office:value="1443126856.93674" calcext:value-type="float">
            <text:p>1443126856.93674</text:p>
          </table:table-cell>
          <table:table-cell table:formula="of:=[.G25]-[.$B$2]" office:value-type="float" office:value="25.6787598133087" calcext:value-type="float">
            <text:p>25.6787598133</text:p>
          </table:table-cell>
          <table:table-cell table:formula="of:=[.C25]/([.H25]-[.H24])" office:value-type="float" office:value="118399.223219925" calcext:value-type="float">
            <text:p>118399.223219925</text:p>
          </table:table-cell>
          <table:table-cell table:formula="of:=[.G25]-[.$B25]" office:value-type="float" office:value="14.698009967804" calcext:value-type="float">
            <text:p>14.698009967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26842.31921" calcext:value-type="float">
            <text:p>1443126842.31921</text:p>
          </table:table-cell>
          <table:table-cell office:value-type="float" office:value="8224" calcext:value-type="float">
            <text:p>8224</text:p>
          </table:table-cell>
          <table:table-cell table:formula="of:=[.B26]-[.$B$2]" office:value-type="float" office:value="11.0612299442291" calcext:value-type="float">
            <text:p>11.0612299442</text:p>
          </table:table-cell>
          <table:table-cell table:formula="of:=[.C26]/([.D26]-[.D25])" office:value-type="float" office:value="102186.753375716" calcext:value-type="float">
            <text:p>102186.753375716</text:p>
          </table:table-cell>
          <table:table-cell/>
          <table:table-cell office:value-type="float" office:value="1443126857.00628" calcext:value-type="float">
            <text:p>1443126857.00628</text:p>
          </table:table-cell>
          <table:table-cell table:formula="of:=[.G26]-[.$B$2]" office:value-type="float" office:value="25.7482998371124" calcext:value-type="float">
            <text:p>25.7482998371</text:p>
          </table:table-cell>
          <table:table-cell table:formula="of:=[.C26]/([.H26]-[.H25])" office:value-type="float" office:value="118262.829808826" calcext:value-type="float">
            <text:p>118262.829808826</text:p>
          </table:table-cell>
          <table:table-cell table:formula="of:=[.G26]-[.$B26]" office:value-type="float" office:value="14.6870698928833" calcext:value-type="float">
            <text:p>14.687069892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26842.3997" calcext:value-type="float">
            <text:p>1443126842.3997</text:p>
          </table:table-cell>
          <table:table-cell office:value-type="float" office:value="8224" calcext:value-type="float">
            <text:p>8224</text:p>
          </table:table-cell>
          <table:table-cell table:formula="of:=[.B27]-[.$B$2]" office:value-type="float" office:value="11.1417198181152" calcext:value-type="float">
            <text:p>11.1417198181</text:p>
          </table:table-cell>
          <table:table-cell table:formula="of:=[.C27]/([.D27]-[.D26])" office:value-type="float" office:value="102174.343217841" calcext:value-type="float">
            <text:p>102174.343217841</text:p>
          </table:table-cell>
          <table:table-cell/>
          <table:table-cell office:value-type="float" office:value="1443126865.23567" calcext:value-type="float">
            <text:p>1443126865.23567</text:p>
          </table:table-cell>
          <table:table-cell table:formula="of:=[.G27]-[.$B$2]" office:value-type="float" office:value="33.9776899814606" calcext:value-type="float">
            <text:p>33.9776899815</text:p>
          </table:table-cell>
          <table:table-cell table:formula="of:=[.C27]/([.H27]-[.H26])" office:value-type="float" office:value="999.345012904529" calcext:value-type="float">
            <text:p>999.3450129045</text:p>
          </table:table-cell>
          <table:table-cell table:formula="of:=[.G27]-[.$B27]" office:value-type="float" office:value="22.8359701633453" calcext:value-type="float">
            <text:p>22.835970163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26842.48016" calcext:value-type="float">
            <text:p>1443126842.48016</text:p>
          </table:table-cell>
          <table:table-cell office:value-type="float" office:value="8224" calcext:value-type="float">
            <text:p>8224</text:p>
          </table:table-cell>
          <table:table-cell table:formula="of:=[.B28]-[.$B$2]" office:value-type="float" office:value="11.222179889679" calcext:value-type="float">
            <text:p>11.2221798897</text:p>
          </table:table-cell>
          <table:table-cell table:formula="of:=[.C28]/([.D28]-[.D27])" office:value-type="float" office:value="102212.188482668" calcext:value-type="float">
            <text:p>102212.188482668</text:p>
          </table:table-cell>
          <table:table-cell/>
          <table:table-cell office:value-type="float" office:value="1443126865.51069" calcext:value-type="float">
            <text:p>1443126865.51069</text:p>
          </table:table-cell>
          <table:table-cell table:formula="of:=[.G28]-[.$B$2]" office:value-type="float" office:value="34.2527098655701" calcext:value-type="float">
            <text:p>34.2527098656</text:p>
          </table:table-cell>
          <table:table-cell table:formula="of:=[.C28]/([.H28]-[.H27])" office:value-type="float" office:value="29903.2923624012" calcext:value-type="float">
            <text:p>29903.2923624012</text:p>
          </table:table-cell>
          <table:table-cell table:formula="of:=[.G28]-[.$B28]" office:value-type="float" office:value="23.0305299758911" calcext:value-type="float">
            <text:p>23.030529975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26842.56061" calcext:value-type="float">
            <text:p>1443126842.56061</text:p>
          </table:table-cell>
          <table:table-cell office:value-type="float" office:value="8224" calcext:value-type="float">
            <text:p>8224</text:p>
          </table:table-cell>
          <table:table-cell table:formula="of:=[.B29]-[.$B$2]" office:value-type="float" office:value="11.3026299476624" calcext:value-type="float">
            <text:p>11.3026299477</text:p>
          </table:table-cell>
          <table:table-cell table:formula="of:=[.C29]/([.D29]-[.D28])" office:value-type="float" office:value="102224.910784988" calcext:value-type="float">
            <text:p>102224.910784988</text:p>
          </table:table-cell>
          <table:table-cell/>
          <table:table-cell office:value-type="float" office:value="1443126865.5864" calcext:value-type="float">
            <text:p>1443126865.5864</text:p>
          </table:table-cell>
          <table:table-cell table:formula="of:=[.G29]-[.$B$2]" office:value-type="float" office:value="34.3284199237823" calcext:value-type="float">
            <text:p>34.3284199238</text:p>
          </table:table-cell>
          <table:table-cell table:formula="of:=[.C29]/([.H29]-[.H28])" office:value-type="float" office:value="108624.932990291" calcext:value-type="float">
            <text:p>108624.932990291</text:p>
          </table:table-cell>
          <table:table-cell table:formula="of:=[.G29]-[.$B29]" office:value-type="float" office:value="23.02578997612" calcext:value-type="float">
            <text:p>23.025789976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26842.64107" calcext:value-type="float">
            <text:p>1443126842.64107</text:p>
          </table:table-cell>
          <table:table-cell office:value-type="float" office:value="8224" calcext:value-type="float">
            <text:p>8224</text:p>
          </table:table-cell>
          <table:table-cell table:formula="of:=[.B30]-[.$B$2]" office:value-type="float" office:value="11.3830897808075" calcext:value-type="float">
            <text:p>11.3830897808</text:p>
          </table:table-cell>
          <table:table-cell table:formula="of:=[.C30]/([.D30]-[.D29])" office:value-type="float" office:value="102212.491357827" calcext:value-type="float">
            <text:p>102212.491357827</text:p>
          </table:table-cell>
          <table:table-cell/>
          <table:table-cell office:value-type="float" office:value="1443126865.6622" calcext:value-type="float">
            <text:p>1443126865.6622</text:p>
          </table:table-cell>
          <table:table-cell table:formula="of:=[.G30]-[.$B$2]" office:value-type="float" office:value="34.4042198657989" calcext:value-type="float">
            <text:p>34.4042198658</text:p>
          </table:table-cell>
          <table:table-cell table:formula="of:=[.C30]/([.H30]-[.H29])" office:value-type="float" office:value="108496.12521074" calcext:value-type="float">
            <text:p>108496.12521074</text:p>
          </table:table-cell>
          <table:table-cell table:formula="of:=[.G30]-[.$B30]" office:value-type="float" office:value="23.0211300849915" calcext:value-type="float">
            <text:p>23.02113008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26842.72152" calcext:value-type="float">
            <text:p>1443126842.72152</text:p>
          </table:table-cell>
          <table:table-cell office:value-type="float" office:value="8224" calcext:value-type="float">
            <text:p>8224</text:p>
          </table:table-cell>
          <table:table-cell table:formula="of:=[.B31]-[.$B$2]" office:value-type="float" office:value="11.4635398387909" calcext:value-type="float">
            <text:p>11.4635398388</text:p>
          </table:table-cell>
          <table:table-cell table:formula="of:=[.C31]/([.D31]-[.D30])" office:value-type="float" office:value="102224.910784988" calcext:value-type="float">
            <text:p>102224.910784988</text:p>
          </table:table-cell>
          <table:table-cell/>
          <table:table-cell office:value-type="float" office:value="1443126865.73796" calcext:value-type="float">
            <text:p>1443126865.73796</text:p>
          </table:table-cell>
          <table:table-cell table:formula="of:=[.G31]-[.$B$2]" office:value-type="float" office:value="34.4799799919128" calcext:value-type="float">
            <text:p>34.4799799919</text:p>
          </table:table-cell>
          <table:table-cell table:formula="of:=[.C31]/([.H31]-[.H30])" office:value-type="float" office:value="108553.145590554" calcext:value-type="float">
            <text:p>108553.145590554</text:p>
          </table:table-cell>
          <table:table-cell table:formula="of:=[.G31]-[.$B31]" office:value-type="float" office:value="23.0164401531219" calcext:value-type="float">
            <text:p>23.016440153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26842.80197" calcext:value-type="float">
            <text:p>1443126842.80197</text:p>
          </table:table-cell>
          <table:table-cell office:value-type="float" office:value="8224" calcext:value-type="float">
            <text:p>8224</text:p>
          </table:table-cell>
          <table:table-cell table:formula="of:=[.B32]-[.$B$2]" office:value-type="float" office:value="11.5439898967743" calcext:value-type="float">
            <text:p>11.5439898968</text:p>
          </table:table-cell>
          <table:table-cell table:formula="of:=[.C32]/([.D32]-[.D31])" office:value-type="float" office:value="102224.910784988" calcext:value-type="float">
            <text:p>102224.910784988</text:p>
          </table:table-cell>
          <table:table-cell/>
          <table:table-cell office:value-type="float" office:value="1443126865.81369" calcext:value-type="float">
            <text:p>1443126865.81369</text:p>
          </table:table-cell>
          <table:table-cell table:formula="of:=[.G32]-[.$B$2]" office:value-type="float" office:value="34.5557098388672" calcext:value-type="float">
            <text:p>34.5557098389</text:p>
          </table:table-cell>
          <table:table-cell table:formula="of:=[.C32]/([.H32]-[.H31])" office:value-type="float" office:value="108596.548530699" calcext:value-type="float">
            <text:p>108596.548530699</text:p>
          </table:table-cell>
          <table:table-cell table:formula="of:=[.G32]-[.$B32]" office:value-type="float" office:value="23.0117199420929" calcext:value-type="float">
            <text:p>23.011719942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26842.88242" calcext:value-type="float">
            <text:p>1443126842.88242</text:p>
          </table:table-cell>
          <table:table-cell office:value-type="float" office:value="8224" calcext:value-type="float">
            <text:p>8224</text:p>
          </table:table-cell>
          <table:table-cell table:formula="of:=[.B33]-[.$B$2]" office:value-type="float" office:value="11.6244399547577" calcext:value-type="float">
            <text:p>11.6244399548</text:p>
          </table:table-cell>
          <table:table-cell table:formula="of:=[.C33]/([.D33]-[.D32])" office:value-type="float" office:value="102224.910784988" calcext:value-type="float">
            <text:p>102224.910784988</text:p>
          </table:table-cell>
          <table:table-cell/>
          <table:table-cell office:value-type="float" office:value="1443126865.88975" calcext:value-type="float">
            <text:p>1443126865.88975</text:p>
          </table:table-cell>
          <table:table-cell table:formula="of:=[.G33]-[.$B$2]" office:value-type="float" office:value="34.6317698955536" calcext:value-type="float">
            <text:p>34.6317698956</text:p>
          </table:table-cell>
          <table:table-cell table:formula="of:=[.C33]/([.H33]-[.H32])" office:value-type="float" office:value="108125.083759901" calcext:value-type="float">
            <text:p>108125.083759901</text:p>
          </table:table-cell>
          <table:table-cell table:formula="of:=[.G33]-[.$B33]" office:value-type="float" office:value="23.0073299407959" calcext:value-type="float">
            <text:p>23.007329940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26842.96292" calcext:value-type="float">
            <text:p>1443126842.96292</text:p>
          </table:table-cell>
          <table:table-cell office:value-type="float" office:value="8224" calcext:value-type="float">
            <text:p>8224</text:p>
          </table:table-cell>
          <table:table-cell table:formula="of:=[.B34]-[.$B$2]" office:value-type="float" office:value="11.7049398422241" calcext:value-type="float">
            <text:p>11.7049398422</text:p>
          </table:table-cell>
          <table:table-cell table:formula="of:=[.C34]/([.D34]-[.D33])" office:value-type="float" office:value="102161.633498301" calcext:value-type="float">
            <text:p>102161.633498301</text:p>
          </table:table-cell>
          <table:table-cell/>
          <table:table-cell office:value-type="float" office:value="1443126865.96534" calcext:value-type="float">
            <text:p>1443126865.96534</text:p>
          </table:table-cell>
          <table:table-cell table:formula="of:=[.G34]-[.$B$2]" office:value-type="float" office:value="34.707359790802" calcext:value-type="float">
            <text:p>34.7073597908</text:p>
          </table:table-cell>
          <table:table-cell table:formula="of:=[.C34]/([.H34]-[.H33])" office:value-type="float" office:value="108797.610751718" calcext:value-type="float">
            <text:p>108797.610751718</text:p>
          </table:table-cell>
          <table:table-cell table:formula="of:=[.G34]-[.$B34]" office:value-type="float" office:value="23.0024199485779" calcext:value-type="float">
            <text:p>23.002419948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26843.0444" calcext:value-type="float">
            <text:p>1443126843.0444</text:p>
          </table:table-cell>
          <table:table-cell office:value-type="float" office:value="8224" calcext:value-type="float">
            <text:p>8224</text:p>
          </table:table-cell>
          <table:table-cell table:formula="of:=[.B35]-[.$B$2]" office:value-type="float" office:value="11.7864198684692" calcext:value-type="float">
            <text:p>11.7864198685</text:p>
          </table:table-cell>
          <table:table-cell table:formula="of:=[.C35]/([.D35]-[.D34])" office:value-type="float" office:value="100932.71172078" calcext:value-type="float">
            <text:p>100932.71172078</text:p>
          </table:table-cell>
          <table:table-cell/>
          <table:table-cell office:value-type="float" office:value="1443126866.04111" calcext:value-type="float">
            <text:p>1443126866.04111</text:p>
          </table:table-cell>
          <table:table-cell table:formula="of:=[.G35]-[.$B$2]" office:value-type="float" office:value="34.7831299304962" calcext:value-type="float">
            <text:p>34.7831299305</text:p>
          </table:table-cell>
          <table:table-cell table:formula="of:=[.C35]/([.H35]-[.H34])" office:value-type="float" office:value="108538.799495285" calcext:value-type="float">
            <text:p>108538.799495285</text:p>
          </table:table-cell>
          <table:table-cell table:formula="of:=[.G35]-[.$B35]" office:value-type="float" office:value="22.996710062027" calcext:value-type="float">
            <text:p>22.99671006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26843.12678" calcext:value-type="float">
            <text:p>1443126843.12678</text:p>
          </table:table-cell>
          <table:table-cell office:value-type="float" office:value="8224" calcext:value-type="float">
            <text:p>8224</text:p>
          </table:table-cell>
          <table:table-cell table:formula="of:=[.B36]-[.$B$2]" office:value-type="float" office:value="11.8687999248505" calcext:value-type="float">
            <text:p>11.8687999249</text:p>
          </table:table-cell>
          <table:table-cell table:formula="of:=[.C36]/([.D36]-[.D35])" office:value-type="float" office:value="99829.9875147239" calcext:value-type="float">
            <text:p>99829.9875147239</text:p>
          </table:table-cell>
          <table:table-cell/>
          <table:table-cell office:value-type="float" office:value="1443126866.11059" calcext:value-type="float">
            <text:p>1443126866.11059</text:p>
          </table:table-cell>
          <table:table-cell table:formula="of:=[.G36]-[.$B$2]" office:value-type="float" office:value="34.852609872818" calcext:value-type="float">
            <text:p>34.8526098728</text:p>
          </table:table-cell>
          <table:table-cell table:formula="of:=[.C36]/([.H36]-[.H35])" office:value-type="float" office:value="118365.095381237" calcext:value-type="float">
            <text:p>118365.095381237</text:p>
          </table:table-cell>
          <table:table-cell table:formula="of:=[.G36]-[.$B36]" office:value-type="float" office:value="22.9838099479675" calcext:value-type="float">
            <text:p>22.98380994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26843.20915" calcext:value-type="float">
            <text:p>1443126843.20915</text:p>
          </table:table-cell>
          <table:table-cell office:value-type="float" office:value="8224" calcext:value-type="float">
            <text:p>8224</text:p>
          </table:table-cell>
          <table:table-cell table:formula="of:=[.B37]-[.$B$2]" office:value-type="float" office:value="11.9511699676514" calcext:value-type="float">
            <text:p>11.9511699677</text:p>
          </table:table-cell>
          <table:table-cell table:formula="of:=[.C37]/([.D37]-[.D36])" office:value-type="float" office:value="99842.1236696239" calcext:value-type="float">
            <text:p>99842.1236696239</text:p>
          </table:table-cell>
          <table:table-cell/>
          <table:table-cell office:value-type="float" office:value="1443126866.18004" calcext:value-type="float">
            <text:p>1443126866.18004</text:p>
          </table:table-cell>
          <table:table-cell table:formula="of:=[.G37]-[.$B$2]" office:value-type="float" office:value="34.9220597743988" calcext:value-type="float">
            <text:p>34.9220597744</text:p>
          </table:table-cell>
          <table:table-cell table:formula="of:=[.C37]/([.H37]-[.H36])" office:value-type="float" office:value="118416.294520313" calcext:value-type="float">
            <text:p>118416.294520313</text:p>
          </table:table-cell>
          <table:table-cell table:formula="of:=[.G37]-[.$B37]" office:value-type="float" office:value="22.9708898067474" calcext:value-type="float">
            <text:p>22.970889806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26843.29153" calcext:value-type="float">
            <text:p>1443126843.29153</text:p>
          </table:table-cell>
          <table:table-cell office:value-type="float" office:value="8224" calcext:value-type="float">
            <text:p>8224</text:p>
          </table:table-cell>
          <table:table-cell table:formula="of:=[.B38]-[.$B$2]" office:value-type="float" office:value="12.033549785614" calcext:value-type="float">
            <text:p>12.0335497856</text:p>
          </table:table-cell>
          <table:table-cell table:formula="of:=[.C38]/([.D38]-[.D37])" office:value-type="float" office:value="99830.2764365055" calcext:value-type="float">
            <text:p>99830.2764365055</text:p>
          </table:table-cell>
          <table:table-cell/>
          <table:table-cell office:value-type="float" office:value="1443126866.24951" calcext:value-type="float">
            <text:p>1443126866.24951</text:p>
          </table:table-cell>
          <table:table-cell table:formula="of:=[.G38]-[.$B$2]" office:value-type="float" office:value="34.9915299415588" calcext:value-type="float">
            <text:p>34.9915299416</text:p>
          </table:table-cell>
          <table:table-cell table:formula="of:=[.C38]/([.H38]-[.H37])" office:value-type="float" office:value="118381.750558551" calcext:value-type="float">
            <text:p>118381.750558551</text:p>
          </table:table-cell>
          <table:table-cell table:formula="of:=[.G38]-[.$B38]" office:value-type="float" office:value="22.9579801559448" calcext:value-type="float">
            <text:p>22.957980155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26843.37391" calcext:value-type="float">
            <text:p>1443126843.37391</text:p>
          </table:table-cell>
          <table:table-cell office:value-type="float" office:value="8224" calcext:value-type="float">
            <text:p>8224</text:p>
          </table:table-cell>
          <table:table-cell table:formula="of:=[.B39]-[.$B$2]" office:value-type="float" office:value="12.1159298419952" calcext:value-type="float">
            <text:p>12.115929842</text:p>
          </table:table-cell>
          <table:table-cell table:formula="of:=[.C39]/([.D39]-[.D38])" office:value-type="float" office:value="99829.9875147239" calcext:value-type="float">
            <text:p>99829.9875147239</text:p>
          </table:table-cell>
          <table:table-cell/>
          <table:table-cell office:value-type="float" office:value="1443126866.31896" calcext:value-type="float">
            <text:p>1443126866.31896</text:p>
          </table:table-cell>
          <table:table-cell table:formula="of:=[.G39]-[.$B$2]" office:value-type="float" office:value="35.0609798431396" calcext:value-type="float">
            <text:p>35.0609798431</text:p>
          </table:table-cell>
          <table:table-cell table:formula="of:=[.C39]/([.H39]-[.H38])" office:value-type="float" office:value="118416.294520313" calcext:value-type="float">
            <text:p>118416.294520313</text:p>
          </table:table-cell>
          <table:table-cell table:formula="of:=[.G39]-[.$B39]" office:value-type="float" office:value="22.9450500011444" calcext:value-type="float">
            <text:p>22.945050001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26843.4563" calcext:value-type="float">
            <text:p>1443126843.4563</text:p>
          </table:table-cell>
          <table:table-cell office:value-type="float" office:value="8224" calcext:value-type="float">
            <text:p>8224</text:p>
          </table:table-cell>
          <table:table-cell table:formula="of:=[.B40]-[.$B$2]" office:value-type="float" office:value="12.1983199119568" calcext:value-type="float">
            <text:p>12.198319912</text:p>
          </table:table-cell>
          <table:table-cell table:formula="of:=[.C40]/([.D40]-[.D39])" office:value-type="float" office:value="99817.8543098484" calcext:value-type="float">
            <text:p>99817.8543098484</text:p>
          </table:table-cell>
          <table:table-cell/>
          <table:table-cell office:value-type="float" office:value="1443126866.38843" calcext:value-type="float">
            <text:p>1443126866.38843</text:p>
          </table:table-cell>
          <table:table-cell table:formula="of:=[.G40]-[.$B$2]" office:value-type="float" office:value="35.1304500102997" calcext:value-type="float">
            <text:p>35.1304500103</text:p>
          </table:table-cell>
          <table:table-cell table:formula="of:=[.C40]/([.H40]-[.H39])" office:value-type="float" office:value="118381.750558551" calcext:value-type="float">
            <text:p>118381.750558551</text:p>
          </table:table-cell>
          <table:table-cell table:formula="of:=[.G40]-[.$B40]" office:value-type="float" office:value="22.9321300983429" calcext:value-type="float">
            <text:p>22.932130098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26843.53868" calcext:value-type="float">
            <text:p>1443126843.53868</text:p>
          </table:table-cell>
          <table:table-cell office:value-type="float" office:value="8224" calcext:value-type="float">
            <text:p>8224</text:p>
          </table:table-cell>
          <table:table-cell table:formula="of:=[.B41]-[.$B$2]" office:value-type="float" office:value="12.280699968338" calcext:value-type="float">
            <text:p>12.2806999683</text:p>
          </table:table-cell>
          <table:table-cell table:formula="of:=[.C41]/([.D41]-[.D40])" office:value-type="float" office:value="99829.9875147239" calcext:value-type="float">
            <text:p>99829.9875147239</text:p>
          </table:table-cell>
          <table:table-cell/>
          <table:table-cell office:value-type="float" office:value="1443126866.45787" calcext:value-type="float">
            <text:p>1443126866.45787</text:p>
          </table:table-cell>
          <table:table-cell table:formula="of:=[.G41]-[.$B$2]" office:value-type="float" office:value="35.1998898983002" calcext:value-type="float">
            <text:p>35.1998898983</text:p>
          </table:table-cell>
          <table:table-cell table:formula="of:=[.C41]/([.H41]-[.H40])" office:value-type="float" office:value="118433.370744235" calcext:value-type="float">
            <text:p>118433.370744235</text:p>
          </table:table-cell>
          <table:table-cell table:formula="of:=[.G41]-[.$B41]" office:value-type="float" office:value="22.9191899299622" calcext:value-type="float">
            <text:p>22.9191899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26843.62107" calcext:value-type="float">
            <text:p>1443126843.62107</text:p>
          </table:table-cell>
          <table:table-cell office:value-type="float" office:value="8224" calcext:value-type="float">
            <text:p>8224</text:p>
          </table:table-cell>
          <table:table-cell table:formula="of:=[.B42]-[.$B$2]" office:value-type="float" office:value="12.363089799881" calcext:value-type="float">
            <text:p>12.3630897999</text:p>
          </table:table-cell>
          <table:table-cell table:formula="of:=[.C42]/([.D42]-[.D41])" office:value-type="float" office:value="99818.1431614038" calcext:value-type="float">
            <text:p>99818.1431614038</text:p>
          </table:table-cell>
          <table:table-cell/>
          <table:table-cell office:value-type="float" office:value="1443126866.52735" calcext:value-type="float">
            <text:p>1443126866.52735</text:p>
          </table:table-cell>
          <table:table-cell table:formula="of:=[.G42]-[.$B$2]" office:value-type="float" office:value="35.2693698406219" calcext:value-type="float">
            <text:p>35.2693698406</text:p>
          </table:table-cell>
          <table:table-cell table:formula="of:=[.C42]/([.H42]-[.H41])" office:value-type="float" office:value="118365.095381237" calcext:value-type="float">
            <text:p>118365.095381237</text:p>
          </table:table-cell>
          <table:table-cell table:formula="of:=[.G42]-[.$B42]" office:value-type="float" office:value="22.906280040741" calcext:value-type="float">
            <text:p>22.906280040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26843.70345" calcext:value-type="float">
            <text:p>1443126843.70345</text:p>
          </table:table-cell>
          <table:table-cell office:value-type="float" office:value="8224" calcext:value-type="float">
            <text:p>8224</text:p>
          </table:table-cell>
          <table:table-cell table:formula="of:=[.B43]-[.$B$2]" office:value-type="float" office:value="12.4454698562622" calcext:value-type="float">
            <text:p>12.4454698563</text:p>
          </table:table-cell>
          <table:table-cell table:formula="of:=[.C43]/([.D43]-[.D42])" office:value-type="float" office:value="99829.9875147239" calcext:value-type="float">
            <text:p>99829.9875147239</text:p>
          </table:table-cell>
          <table:table-cell/>
          <table:table-cell office:value-type="float" office:value="1443126866.59683" calcext:value-type="float">
            <text:p>1443126866.59683</text:p>
          </table:table-cell>
          <table:table-cell table:formula="of:=[.G43]-[.$B$2]" office:value-type="float" office:value="35.3388497829437" calcext:value-type="float">
            <text:p>35.3388497829</text:p>
          </table:table-cell>
          <table:table-cell table:formula="of:=[.C43]/([.H43]-[.H42])" office:value-type="float" office:value="118365.095381237" calcext:value-type="float">
            <text:p>118365.095381237</text:p>
          </table:table-cell>
          <table:table-cell table:formula="of:=[.G43]-[.$B43]" office:value-type="float" office:value="22.8933799266815" calcext:value-type="float">
            <text:p>22.893379926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26843.78582" calcext:value-type="float">
            <text:p>1443126843.78582</text:p>
          </table:table-cell>
          <table:table-cell office:value-type="float" office:value="8224" calcext:value-type="float">
            <text:p>8224</text:p>
          </table:table-cell>
          <table:table-cell table:formula="of:=[.B44]-[.$B$2]" office:value-type="float" office:value="12.5278398990631" calcext:value-type="float">
            <text:p>12.5278398991</text:p>
          </table:table-cell>
          <table:table-cell table:formula="of:=[.C44]/([.D44]-[.D43])" office:value-type="float" office:value="99842.1236696239" calcext:value-type="float">
            <text:p>99842.1236696239</text:p>
          </table:table-cell>
          <table:table-cell/>
          <table:table-cell office:value-type="float" office:value="1443126866.66631" calcext:value-type="float">
            <text:p>1443126866.66631</text:p>
          </table:table-cell>
          <table:table-cell table:formula="of:=[.G44]-[.$B$2]" office:value-type="float" office:value="35.4083299636841" calcext:value-type="float">
            <text:p>35.4083299637</text:p>
          </table:table-cell>
          <table:table-cell table:formula="of:=[.C44]/([.H44]-[.H43])" office:value-type="float" office:value="118364.689215945" calcext:value-type="float">
            <text:p>118364.689215945</text:p>
          </table:table-cell>
          <table:table-cell table:formula="of:=[.G44]-[.$B44]" office:value-type="float" office:value="22.880490064621" calcext:value-type="float">
            <text:p>22.8804900646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26843.8682" calcext:value-type="float">
            <text:p>1443126843.8682</text:p>
          </table:table-cell>
          <table:table-cell office:value-type="float" office:value="8224" calcext:value-type="float">
            <text:p>8224</text:p>
          </table:table-cell>
          <table:table-cell table:formula="of:=[.B45]-[.$B$2]" office:value-type="float" office:value="12.6102199554443" calcext:value-type="float">
            <text:p>12.6102199554</text:p>
          </table:table-cell>
          <table:table-cell table:formula="of:=[.C45]/([.D45]-[.D44])" office:value-type="float" office:value="99829.9875147239" calcext:value-type="float">
            <text:p>99829.9875147239</text:p>
          </table:table-cell>
          <table:table-cell/>
          <table:table-cell office:value-type="float" office:value="1443126866.73578" calcext:value-type="float">
            <text:p>1443126866.73578</text:p>
          </table:table-cell>
          <table:table-cell table:formula="of:=[.G45]-[.$B$2]" office:value-type="float" office:value="35.4777998924255" calcext:value-type="float">
            <text:p>35.4777998924</text:p>
          </table:table-cell>
          <table:table-cell table:formula="of:=[.C45]/([.H45]-[.H44])" office:value-type="float" office:value="118382.156840942" calcext:value-type="float">
            <text:p>118382.156840942</text:p>
          </table:table-cell>
          <table:table-cell table:formula="of:=[.G45]-[.$B45]" office:value-type="float" office:value="22.8675799369812" calcext:value-type="float">
            <text:p>22.86757993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26843.95063" calcext:value-type="float">
            <text:p>1443126843.95063</text:p>
          </table:table-cell>
          <table:table-cell office:value-type="float" office:value="8224" calcext:value-type="float">
            <text:p>8224</text:p>
          </table:table-cell>
          <table:table-cell table:formula="of:=[.B46]-[.$B$2]" office:value-type="float" office:value="12.6926498413086" calcext:value-type="float">
            <text:p>12.6926498413</text:p>
          </table:table-cell>
          <table:table-cell table:formula="of:=[.C46]/([.D46]-[.D45])" office:value-type="float" office:value="99769.6395399959" calcext:value-type="float">
            <text:p>99769.6395399959</text:p>
          </table:table-cell>
          <table:table-cell/>
          <table:table-cell office:value-type="float" office:value="1443126866.8052" calcext:value-type="float">
            <text:p>1443126866.8052</text:p>
          </table:table-cell>
          <table:table-cell table:formula="of:=[.G46]-[.$B$2]" office:value-type="float" office:value="35.547219991684" calcext:value-type="float">
            <text:p>35.5472199917</text:p>
          </table:table-cell>
          <table:table-cell table:formula="of:=[.C46]/([.H46]-[.H45])" office:value-type="float" office:value="118467.131102556" calcext:value-type="float">
            <text:p>118467.131102556</text:p>
          </table:table-cell>
          <table:table-cell table:formula="of:=[.G46]-[.$B46]" office:value-type="float" office:value="22.8545701503754" calcext:value-type="float">
            <text:p>22.854570150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26844.03285" calcext:value-type="float">
            <text:p>1443126844.03285</text:p>
          </table:table-cell>
          <table:table-cell office:value-type="float" office:value="8224" calcext:value-type="float">
            <text:p>8224</text:p>
          </table:table-cell>
          <table:table-cell table:formula="of:=[.B47]-[.$B$2]" office:value-type="float" office:value="12.7748699188232" calcext:value-type="float">
            <text:p>12.7748699188</text:p>
          </table:table-cell>
          <table:table-cell table:formula="of:=[.C47]/([.D47]-[.D46])" office:value-type="float" office:value="100024.230681792" calcext:value-type="float">
            <text:p>100024.230681792</text:p>
          </table:table-cell>
          <table:table-cell/>
          <table:table-cell office:value-type="float" office:value="1443126866.87472" calcext:value-type="float">
            <text:p>1443126866.87472</text:p>
          </table:table-cell>
          <table:table-cell table:formula="of:=[.G47]-[.$B$2]" office:value-type="float" office:value="35.616739988327" calcext:value-type="float">
            <text:p>35.6167399883</text:p>
          </table:table-cell>
          <table:table-cell table:formula="of:=[.C47]/([.H47]-[.H46])" office:value-type="float" office:value="118296.898692676" calcext:value-type="float">
            <text:p>118296.898692676</text:p>
          </table:table-cell>
          <table:table-cell table:formula="of:=[.G47]-[.$B47]" office:value-type="float" office:value="22.8418700695038" calcext:value-type="float">
            <text:p>22.841870069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26844.11482" calcext:value-type="float">
            <text:p>1443126844.11482</text:p>
          </table:table-cell>
          <table:table-cell office:value-type="float" office:value="8224" calcext:value-type="float">
            <text:p>8224</text:p>
          </table:table-cell>
          <table:table-cell table:formula="of:=[.B48]-[.$B$2]" office:value-type="float" office:value="12.8568398952484" calcext:value-type="float">
            <text:p>12.8568398952</text:p>
          </table:table-cell>
          <table:table-cell table:formula="of:=[.C48]/([.D48]-[.D47])" office:value-type="float" office:value="100329.417655836" calcext:value-type="float">
            <text:p>100329.417655836</text:p>
          </table:table-cell>
          <table:table-cell/>
          <table:table-cell office:value-type="float" office:value="1443126866.94413" calcext:value-type="float">
            <text:p>1443126866.94413</text:p>
          </table:table-cell>
          <table:table-cell table:formula="of:=[.G48]-[.$B$2]" office:value-type="float" office:value="35.6861498355865" calcext:value-type="float">
            <text:p>35.6861498356</text:p>
          </table:table-cell>
          <table:table-cell table:formula="of:=[.C48]/([.H48]-[.H47])" office:value-type="float" office:value="118484.628978518" calcext:value-type="float">
            <text:p>118484.628978518</text:p>
          </table:table-cell>
          <table:table-cell table:formula="of:=[.G48]-[.$B48]" office:value-type="float" office:value="22.8293099403381" calcext:value-type="float">
            <text:p>22.829309940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26844.19679" calcext:value-type="float">
            <text:p>1443126844.19679</text:p>
          </table:table-cell>
          <table:table-cell office:value-type="float" office:value="8224" calcext:value-type="float">
            <text:p>8224</text:p>
          </table:table-cell>
          <table:table-cell table:formula="of:=[.B49]-[.$B$2]" office:value-type="float" office:value="12.9388098716736" calcext:value-type="float">
            <text:p>12.9388098717</text:p>
          </table:table-cell>
          <table:table-cell table:formula="of:=[.C49]/([.D49]-[.D48])" office:value-type="float" office:value="100329.417655836" calcext:value-type="float">
            <text:p>100329.417655836</text:p>
          </table:table-cell>
          <table:table-cell/>
          <table:table-cell office:value-type="float" office:value="1443126867.01368" calcext:value-type="float">
            <text:p>1443126867.01368</text:p>
          </table:table-cell>
          <table:table-cell table:formula="of:=[.G49]-[.$B$2]" office:value-type="float" office:value="35.7556998729706" calcext:value-type="float">
            <text:p>35.755699873</text:p>
          </table:table-cell>
          <table:table-cell table:formula="of:=[.C49]/([.H49]-[.H48])" office:value-type="float" office:value="118245.802724586" calcext:value-type="float">
            <text:p>118245.802724586</text:p>
          </table:table-cell>
          <table:table-cell table:formula="of:=[.G49]-[.$B49]" office:value-type="float" office:value="22.816890001297" calcext:value-type="float">
            <text:p>22.816890001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26844.27877" calcext:value-type="float">
            <text:p>1443126844.27877</text:p>
          </table:table-cell>
          <table:table-cell office:value-type="float" office:value="8224" calcext:value-type="float">
            <text:p>8224</text:p>
          </table:table-cell>
          <table:table-cell table:formula="of:=[.B50]-[.$B$2]" office:value-type="float" office:value="13.0207898616791" calcext:value-type="float">
            <text:p>13.0207898617</text:p>
          </table:table-cell>
          <table:table-cell table:formula="of:=[.C50]/([.D50]-[.D49])" office:value-type="float" office:value="100317.162754581" calcext:value-type="float">
            <text:p>100317.162754581</text:p>
          </table:table-cell>
          <table:table-cell/>
          <table:table-cell office:value-type="float" office:value="1443126875.24305" calcext:value-type="float">
            <text:p>1443126875.24305</text:p>
          </table:table-cell>
          <table:table-cell table:formula="of:=[.G50]-[.$B$2]" office:value-type="float" office:value="43.9850699901581" calcext:value-type="float">
            <text:p>43.9850699902</text:p>
          </table:table-cell>
          <table:table-cell table:formula="of:=[.C50]/([.H50]-[.H49])" office:value-type="float" office:value="999.347444930653" calcext:value-type="float">
            <text:p>999.3474449307</text:p>
          </table:table-cell>
          <table:table-cell table:formula="of:=[.G50]-[.$B50]" office:value-type="float" office:value="30.964280128479" calcext:value-type="float">
            <text:p>30.964280128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26844.36074" calcext:value-type="float">
            <text:p>1443126844.36074</text:p>
          </table:table-cell>
          <table:table-cell office:value-type="float" office:value="8224" calcext:value-type="float">
            <text:p>8224</text:p>
          </table:table-cell>
          <table:table-cell table:formula="of:=[.B51]-[.$B$2]" office:value-type="float" office:value="13.1027598381042" calcext:value-type="float">
            <text:p>13.1027598381</text:p>
          </table:table-cell>
          <table:table-cell table:formula="of:=[.C51]/([.D51]-[.D50])" office:value-type="float" office:value="100329.417655836" calcext:value-type="float">
            <text:p>100329.417655836</text:p>
          </table:table-cell>
          <table:table-cell/>
          <table:table-cell office:value-type="float" office:value="1443126875.42541" calcext:value-type="float">
            <text:p>1443126875.42541</text:p>
          </table:table-cell>
          <table:table-cell table:formula="of:=[.G51]-[.$B$2]" office:value-type="float" office:value="44.1674299240112" calcext:value-type="float">
            <text:p>44.167429924</text:p>
          </table:table-cell>
          <table:table-cell table:formula="of:=[.C51]/([.H51]-[.H50])" office:value-type="float" office:value="45097.6254829233" calcext:value-type="float">
            <text:p>45097.6254829233</text:p>
          </table:table-cell>
          <table:table-cell table:formula="of:=[.G51]-[.$B51]" office:value-type="float" office:value="31.064670085907" calcext:value-type="float">
            <text:p>31.064670085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26844.44271" calcext:value-type="float">
            <text:p>1443126844.44271</text:p>
          </table:table-cell>
          <table:table-cell office:value-type="float" office:value="8224" calcext:value-type="float">
            <text:p>8224</text:p>
          </table:table-cell>
          <table:table-cell table:formula="of:=[.B52]-[.$B$2]" office:value-type="float" office:value="13.1847298145294" calcext:value-type="float">
            <text:p>13.1847298145</text:p>
          </table:table-cell>
          <table:table-cell table:formula="of:=[.C52]/([.D52]-[.D51])" office:value-type="float" office:value="100329.417655836" calcext:value-type="float">
            <text:p>100329.417655836</text:p>
          </table:table-cell>
          <table:table-cell/>
          <table:table-cell office:value-type="float" office:value="1443126875.50116" calcext:value-type="float">
            <text:p>1443126875.50116</text:p>
          </table:table-cell>
          <table:table-cell table:formula="of:=[.G52]-[.$B$2]" office:value-type="float" office:value="44.2431797981262" calcext:value-type="float">
            <text:p>44.2431797981</text:p>
          </table:table-cell>
          <table:table-cell table:formula="of:=[.C52]/([.H52]-[.H51])" office:value-type="float" office:value="108567.837188954" calcext:value-type="float">
            <text:p>108567.837188954</text:p>
          </table:table-cell>
          <table:table-cell table:formula="of:=[.G52]-[.$B52]" office:value-type="float" office:value="31.0584499835968" calcext:value-type="float">
            <text:p>31.058449983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26844.52467" calcext:value-type="float">
            <text:p>1443126844.52467</text:p>
          </table:table-cell>
          <table:table-cell office:value-type="float" office:value="8224" calcext:value-type="float">
            <text:p>8224</text:p>
          </table:table-cell>
          <table:table-cell table:formula="of:=[.B53]-[.$B$2]" office:value-type="float" office:value="13.2666897773743" calcext:value-type="float">
            <text:p>13.2666897774</text:p>
          </table:table-cell>
          <table:table-cell table:formula="of:=[.C53]/([.D53]-[.D52])" office:value-type="float" office:value="100341.675551612" calcext:value-type="float">
            <text:p>100341.675551612</text:p>
          </table:table-cell>
          <table:table-cell/>
          <table:table-cell office:value-type="float" office:value="1443126875.57695" calcext:value-type="float">
            <text:p>1443126875.57695</text:p>
          </table:table-cell>
          <table:table-cell table:formula="of:=[.G53]-[.$B$2]" office:value-type="float" office:value="44.3189699649811" calcext:value-type="float">
            <text:p>44.318969965</text:p>
          </table:table-cell>
          <table:table-cell table:formula="of:=[.C53]/([.H53]-[.H52])" office:value-type="float" office:value="108510.118677392" calcext:value-type="float">
            <text:p>108510.118677392</text:p>
          </table:table-cell>
          <table:table-cell table:formula="of:=[.G53]-[.$B53]" office:value-type="float" office:value="31.0522801876068" calcext:value-type="float">
            <text:p>31.052280187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26844.60664" calcext:value-type="float">
            <text:p>1443126844.60664</text:p>
          </table:table-cell>
          <table:table-cell office:value-type="float" office:value="8224" calcext:value-type="float">
            <text:p>8224</text:p>
          </table:table-cell>
          <table:table-cell table:formula="of:=[.B54]-[.$B$2]" office:value-type="float" office:value="13.348659992218" calcext:value-type="float">
            <text:p>13.3486599922</text:p>
          </table:table-cell>
          <table:table-cell table:formula="of:=[.C54]/([.D54]-[.D53])" office:value-type="float" office:value="100329.125837677" calcext:value-type="float">
            <text:p>100329.125837677</text:p>
          </table:table-cell>
          <table:table-cell/>
          <table:table-cell office:value-type="float" office:value="1443126875.65276" calcext:value-type="float">
            <text:p>1443126875.65276</text:p>
          </table:table-cell>
          <table:table-cell table:formula="of:=[.G54]-[.$B$2]" office:value-type="float" office:value="44.394779920578" calcext:value-type="float">
            <text:p>44.3947799206</text:p>
          </table:table-cell>
          <table:table-cell table:formula="of:=[.C54]/([.H54]-[.H53])" office:value-type="float" office:value="108481.794181841" calcext:value-type="float">
            <text:p>108481.794181841</text:p>
          </table:table-cell>
          <table:table-cell table:formula="of:=[.G54]-[.$B54]" office:value-type="float" office:value="31.04611992836" calcext:value-type="float">
            <text:p>31.046119928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26844.68861" calcext:value-type="float">
            <text:p>1443126844.68861</text:p>
          </table:table-cell>
          <table:table-cell office:value-type="float" office:value="8224" calcext:value-type="float">
            <text:p>8224</text:p>
          </table:table-cell>
          <table:table-cell table:formula="of:=[.B55]-[.$B$2]" office:value-type="float" office:value="13.4306299686432" calcext:value-type="float">
            <text:p>13.4306299686</text:p>
          </table:table-cell>
          <table:table-cell table:formula="of:=[.C55]/([.D55]-[.D54])" office:value-type="float" office:value="100329.417655836" calcext:value-type="float">
            <text:p>100329.417655836</text:p>
          </table:table-cell>
          <table:table-cell/>
          <table:table-cell office:value-type="float" office:value="1443126875.72855" calcext:value-type="float">
            <text:p>1443126875.72855</text:p>
          </table:table-cell>
          <table:table-cell table:formula="of:=[.G55]-[.$B$2]" office:value-type="float" office:value="44.4705698490143" calcext:value-type="float">
            <text:p>44.470569849</text:p>
          </table:table-cell>
          <table:table-cell table:formula="of:=[.C55]/([.H55]-[.H54])" office:value-type="float" office:value="108510.46002655" calcext:value-type="float">
            <text:p>108510.46002655</text:p>
          </table:table-cell>
          <table:table-cell table:formula="of:=[.G55]-[.$B55]" office:value-type="float" office:value="31.0399398803711" calcext:value-type="float">
            <text:p>31.039939880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26844.77057" calcext:value-type="float">
            <text:p>1443126844.77057</text:p>
          </table:table-cell>
          <table:table-cell office:value-type="float" office:value="8224" calcext:value-type="float">
            <text:p>8224</text:p>
          </table:table-cell>
          <table:table-cell table:formula="of:=[.B56]-[.$B$2]" office:value-type="float" office:value="13.512589931488" calcext:value-type="float">
            <text:p>13.5125899315</text:p>
          </table:table-cell>
          <table:table-cell table:formula="of:=[.C56]/([.D56]-[.D55])" office:value-type="float" office:value="100341.675551612" calcext:value-type="float">
            <text:p>100341.675551612</text:p>
          </table:table-cell>
          <table:table-cell/>
          <table:table-cell office:value-type="float" office:value="1443126875.80429" calcext:value-type="float">
            <text:p>1443126875.80429</text:p>
          </table:table-cell>
          <table:table-cell table:formula="of:=[.G56]-[.$B$2]" office:value-type="float" office:value="44.5463099479675" calcext:value-type="float">
            <text:p>44.546309948</text:p>
          </table:table-cell>
          <table:table-cell table:formula="of:=[.C56]/([.H56]-[.H55])" office:value-type="float" office:value="108581.849161255" calcext:value-type="float">
            <text:p>108581.849161255</text:p>
          </table:table-cell>
          <table:table-cell table:formula="of:=[.G56]-[.$B56]" office:value-type="float" office:value="31.0337200164795" calcext:value-type="float">
            <text:p>31.033720016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26844.85254" calcext:value-type="float">
            <text:p>1443126844.85254</text:p>
          </table:table-cell>
          <table:table-cell office:value-type="float" office:value="8224" calcext:value-type="float">
            <text:p>8224</text:p>
          </table:table-cell>
          <table:table-cell table:formula="of:=[.B57]-[.$B$2]" office:value-type="float" office:value="13.5945599079132" calcext:value-type="float">
            <text:p>13.5945599079</text:p>
          </table:table-cell>
          <table:table-cell table:formula="of:=[.C57]/([.D57]-[.D56])" office:value-type="float" office:value="100329.417655836" calcext:value-type="float">
            <text:p>100329.417655836</text:p>
          </table:table-cell>
          <table:table-cell/>
          <table:table-cell office:value-type="float" office:value="1443126875.88013" calcext:value-type="float">
            <text:p>1443126875.88013</text:p>
          </table:table-cell>
          <table:table-cell table:formula="of:=[.G57]-[.$B$2]" office:value-type="float" office:value="44.6221499443054" calcext:value-type="float">
            <text:p>44.6221499443</text:p>
          </table:table-cell>
          <table:table-cell table:formula="of:=[.C57]/([.H57]-[.H56])" office:value-type="float" office:value="108438.82380162" calcext:value-type="float">
            <text:p>108438.82380162</text:p>
          </table:table-cell>
          <table:table-cell table:formula="of:=[.G57]-[.$B57]" office:value-type="float" office:value="31.0275900363922" calcext:value-type="float">
            <text:p>31.027590036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26844.93452" calcext:value-type="float">
            <text:p>1443126844.93452</text:p>
          </table:table-cell>
          <table:table-cell office:value-type="float" office:value="8224" calcext:value-type="float">
            <text:p>8224</text:p>
          </table:table-cell>
          <table:table-cell table:formula="of:=[.B58]-[.$B$2]" office:value-type="float" office:value="13.6765398979187" calcext:value-type="float">
            <text:p>13.6765398979</text:p>
          </table:table-cell>
          <table:table-cell table:formula="of:=[.C58]/([.D58]-[.D57])" office:value-type="float" office:value="100317.162754581" calcext:value-type="float">
            <text:p>100317.162754581</text:p>
          </table:table-cell>
          <table:table-cell/>
          <table:table-cell office:value-type="float" office:value="1443126875.95586" calcext:value-type="float">
            <text:p>1443126875.95586</text:p>
          </table:table-cell>
          <table:table-cell table:formula="of:=[.G58]-[.$B$2]" office:value-type="float" office:value="44.6978797912598" calcext:value-type="float">
            <text:p>44.6978797913</text:p>
          </table:table-cell>
          <table:table-cell table:formula="of:=[.C58]/([.H58]-[.H57])" office:value-type="float" office:value="108596.548530699" calcext:value-type="float">
            <text:p>108596.548530699</text:p>
          </table:table-cell>
          <table:table-cell table:formula="of:=[.G58]-[.$B58]" office:value-type="float" office:value="31.0213398933411" calcext:value-type="float">
            <text:p>31.021339893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26845.01578" calcext:value-type="float">
            <text:p>1443126845.01578</text:p>
          </table:table-cell>
          <table:table-cell office:value-type="float" office:value="8224" calcext:value-type="float">
            <text:p>8224</text:p>
          </table:table-cell>
          <table:table-cell table:formula="of:=[.B59]-[.$B$2]" office:value-type="float" office:value="13.7577998638153" calcext:value-type="float">
            <text:p>13.7577998638</text:p>
          </table:table-cell>
          <table:table-cell table:formula="of:=[.C59]/([.D59]-[.D58])" office:value-type="float" office:value="101206.047889117" calcext:value-type="float">
            <text:p>101206.047889117</text:p>
          </table:table-cell>
          <table:table-cell/>
          <table:table-cell office:value-type="float" office:value="1443126876.03172" calcext:value-type="float">
            <text:p>1443126876.03172</text:p>
          </table:table-cell>
          <table:table-cell table:formula="of:=[.G59]-[.$B$2]" office:value-type="float" office:value="44.7737398147583" calcext:value-type="float">
            <text:p>44.7737398148</text:p>
          </table:table-cell>
          <table:table-cell table:formula="of:=[.C59]/([.H59]-[.H58])" office:value-type="float" office:value="108410.195788547" calcext:value-type="float">
            <text:p>108410.195788547</text:p>
          </table:table-cell>
          <table:table-cell table:formula="of:=[.G59]-[.$B59]" office:value-type="float" office:value="31.015939950943" calcext:value-type="float">
            <text:p>31.015939950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26845.09425" calcext:value-type="float">
            <text:p>1443126845.09425</text:p>
          </table:table-cell>
          <table:table-cell office:value-type="float" office:value="8224" calcext:value-type="float">
            <text:p>8224</text:p>
          </table:table-cell>
          <table:table-cell table:formula="of:=[.B60]-[.$B$2]" office:value-type="float" office:value="13.8362698554993" calcext:value-type="float">
            <text:p>13.8362698555</text:p>
          </table:table-cell>
          <table:table-cell table:formula="of:=[.C60]/([.D60]-[.D59])" office:value-type="float" office:value="104804.394947847" calcext:value-type="float">
            <text:p>104804.394947847</text:p>
          </table:table-cell>
          <table:table-cell/>
          <table:table-cell office:value-type="float" office:value="1443126876.10113" calcext:value-type="float">
            <text:p>1443126876.10113</text:p>
          </table:table-cell>
          <table:table-cell table:formula="of:=[.G60]-[.$B$2]" office:value-type="float" office:value="44.8431499004364" calcext:value-type="float">
            <text:p>44.8431499004</text:p>
          </table:table-cell>
          <table:table-cell table:formula="of:=[.C60]/([.H60]-[.H59])" office:value-type="float" office:value="118484.221992464" calcext:value-type="float">
            <text:p>118484.221992464</text:p>
          </table:table-cell>
          <table:table-cell table:formula="of:=[.G60]-[.$B60]" office:value-type="float" office:value="31.0068800449371" calcext:value-type="float">
            <text:p>31.006880044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26845.17271" calcext:value-type="float">
            <text:p>1443126845.17271</text:p>
          </table:table-cell>
          <table:table-cell office:value-type="float" office:value="8224" calcext:value-type="float">
            <text:p>8224</text:p>
          </table:table-cell>
          <table:table-cell table:formula="of:=[.B61]-[.$B$2]" office:value-type="float" office:value="13.9147298336029" calcext:value-type="float">
            <text:p>13.9147298336</text:p>
          </table:table-cell>
          <table:table-cell table:formula="of:=[.C61]/([.D61]-[.D60])" office:value-type="float" office:value="104817.770776547" calcext:value-type="float">
            <text:p>104817.770776547</text:p>
          </table:table-cell>
          <table:table-cell/>
          <table:table-cell office:value-type="float" office:value="1443126876.17058" calcext:value-type="float">
            <text:p>1443126876.17058</text:p>
          </table:table-cell>
          <table:table-cell table:formula="of:=[.G61]-[.$B$2]" office:value-type="float" office:value="44.9125998020172" calcext:value-type="float">
            <text:p>44.912599802</text:p>
          </table:table-cell>
          <table:table-cell table:formula="of:=[.C61]/([.H61]-[.H60])" office:value-type="float" office:value="118416.294520313" calcext:value-type="float">
            <text:p>118416.294520313</text:p>
          </table:table-cell>
          <table:table-cell table:formula="of:=[.G61]-[.$B61]" office:value-type="float" office:value="30.9978699684143" calcext:value-type="float">
            <text:p>30.997869968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26845.25117" calcext:value-type="float">
            <text:p>1443126845.25117</text:p>
          </table:table-cell>
          <table:table-cell office:value-type="float" office:value="8224" calcext:value-type="float">
            <text:p>8224</text:p>
          </table:table-cell>
          <table:table-cell table:formula="of:=[.B62]-[.$B$2]" office:value-type="float" office:value="13.9931898117065" calcext:value-type="float">
            <text:p>13.9931898117</text:p>
          </table:table-cell>
          <table:table-cell table:formula="of:=[.C62]/([.D62]-[.D61])" office:value-type="float" office:value="104817.770776547" calcext:value-type="float">
            <text:p>104817.770776547</text:p>
          </table:table-cell>
          <table:table-cell/>
          <table:table-cell office:value-type="float" office:value="1443126876.24005" calcext:value-type="float">
            <text:p>1443126876.24005</text:p>
          </table:table-cell>
          <table:table-cell table:formula="of:=[.G62]-[.$B$2]" office:value-type="float" office:value="44.9820699691773" calcext:value-type="float">
            <text:p>44.9820699692</text:p>
          </table:table-cell>
          <table:table-cell table:formula="of:=[.C62]/([.H62]-[.H61])" office:value-type="float" office:value="118381.750558551" calcext:value-type="float">
            <text:p>118381.750558551</text:p>
          </table:table-cell>
          <table:table-cell table:formula="of:=[.G62]-[.$B62]" office:value-type="float" office:value="30.9888801574707" calcext:value-type="float">
            <text:p>30.988880157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26845.32963" calcext:value-type="float">
            <text:p>1443126845.32963</text:p>
          </table:table-cell>
          <table:table-cell office:value-type="float" office:value="8224" calcext:value-type="float">
            <text:p>8224</text:p>
          </table:table-cell>
          <table:table-cell table:formula="of:=[.B63]-[.$B$2]" office:value-type="float" office:value="14.0716497898102" calcext:value-type="float">
            <text:p>14.0716497898</text:p>
          </table:table-cell>
          <table:table-cell table:formula="of:=[.C63]/([.D63]-[.D62])" office:value-type="float" office:value="104817.770776547" calcext:value-type="float">
            <text:p>104817.770776547</text:p>
          </table:table-cell>
          <table:table-cell/>
          <table:table-cell office:value-type="float" office:value="1443126876.30944" calcext:value-type="float">
            <text:p>1443126876.30944</text:p>
          </table:table-cell>
          <table:table-cell table:formula="of:=[.G63]-[.$B$2]" office:value-type="float" office:value="45.0514597892761" calcext:value-type="float">
            <text:p>45.0514597893</text:p>
          </table:table-cell>
          <table:table-cell table:formula="of:=[.C63]/([.H63]-[.H62])" office:value-type="float" office:value="118518.825791467" calcext:value-type="float">
            <text:p>118518.825791467</text:p>
          </table:table-cell>
          <table:table-cell table:formula="of:=[.G63]-[.$B63]" office:value-type="float" office:value="30.9798099994659" calcext:value-type="float">
            <text:p>30.979809999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26845.4081" calcext:value-type="float">
            <text:p>1443126845.4081</text:p>
          </table:table-cell>
          <table:table-cell office:value-type="float" office:value="8224" calcext:value-type="float">
            <text:p>8224</text:p>
          </table:table-cell>
          <table:table-cell table:formula="of:=[.B64]-[.$B$2]" office:value-type="float" office:value="14.1501197814941" calcext:value-type="float">
            <text:p>14.1501197815</text:p>
          </table:table-cell>
          <table:table-cell table:formula="of:=[.C64]/([.D64]-[.D63])" office:value-type="float" office:value="104804.394947847" calcext:value-type="float">
            <text:p>104804.394947847</text:p>
          </table:table-cell>
          <table:table-cell/>
          <table:table-cell office:value-type="float" office:value="1443126876.37895" calcext:value-type="float">
            <text:p>1443126876.37895</text:p>
          </table:table-cell>
          <table:table-cell table:formula="of:=[.G64]-[.$B$2]" office:value-type="float" office:value="45.1209700107574" calcext:value-type="float">
            <text:p>45.1209700108</text:p>
          </table:table-cell>
          <table:table-cell table:formula="of:=[.C64]/([.H64]-[.H63])" office:value-type="float" office:value="118313.53468223" calcext:value-type="float">
            <text:p>118313.53468223</text:p>
          </table:table-cell>
          <table:table-cell table:formula="of:=[.G64]-[.$B64]" office:value-type="float" office:value="30.9708502292633" calcext:value-type="float">
            <text:p>30.970850229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26845.48657" calcext:value-type="float">
            <text:p>1443126845.48657</text:p>
          </table:table-cell>
          <table:table-cell office:value-type="float" office:value="8224" calcext:value-type="float">
            <text:p>8224</text:p>
          </table:table-cell>
          <table:table-cell table:formula="of:=[.B65]-[.$B$2]" office:value-type="float" office:value="14.2285897731781" calcext:value-type="float">
            <text:p>14.2285897732</text:p>
          </table:table-cell>
          <table:table-cell table:formula="of:=[.C65]/([.D65]-[.D64])" office:value-type="float" office:value="104804.394947847" calcext:value-type="float">
            <text:p>104804.394947847</text:p>
          </table:table-cell>
          <table:table-cell/>
          <table:table-cell office:value-type="float" office:value="1443126876.44845" calcext:value-type="float">
            <text:p>1443126876.44845</text:p>
          </table:table-cell>
          <table:table-cell table:formula="of:=[.G65]-[.$B$2]" office:value-type="float" office:value="45.1904699802399" calcext:value-type="float">
            <text:p>45.1904699802</text:p>
          </table:table-cell>
          <table:table-cell table:formula="of:=[.C65]/([.H65]-[.H64])" office:value-type="float" office:value="118330.987211153" calcext:value-type="float">
            <text:p>118330.987211153</text:p>
          </table:table-cell>
          <table:table-cell table:formula="of:=[.G65]-[.$B65]" office:value-type="float" office:value="30.9618802070618" calcext:value-type="float">
            <text:p>30.961880207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26845.56505" calcext:value-type="float">
            <text:p>1443126845.56505</text:p>
          </table:table-cell>
          <table:table-cell office:value-type="float" office:value="8224" calcext:value-type="float">
            <text:p>8224</text:p>
          </table:table-cell>
          <table:table-cell table:formula="of:=[.B66]-[.$B$2]" office:value-type="float" office:value="14.3070697784424" calcext:value-type="float">
            <text:p>14.3070697784</text:p>
          </table:table-cell>
          <table:table-cell table:formula="of:=[.C66]/([.D66]-[.D65])" office:value-type="float" office:value="104791.022532499" calcext:value-type="float">
            <text:p>104791.022532499</text:p>
          </table:table-cell>
          <table:table-cell/>
          <table:table-cell office:value-type="float" office:value="1443126876.51794" calcext:value-type="float">
            <text:p>1443126876.51794</text:p>
          </table:table-cell>
          <table:table-cell table:formula="of:=[.G66]-[.$B$2]" office:value-type="float" office:value="45.259959936142" calcext:value-type="float">
            <text:p>45.2599599361</text:p>
          </table:table-cell>
          <table:table-cell table:formula="of:=[.C66]/([.H66]-[.H65])" office:value-type="float" office:value="118348.038838682" calcext:value-type="float">
            <text:p>118348.038838682</text:p>
          </table:table-cell>
          <table:table-cell table:formula="of:=[.G66]-[.$B66]" office:value-type="float" office:value="30.9528901576996" calcext:value-type="float">
            <text:p>30.952890157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26845.64351" calcext:value-type="float">
            <text:p>1443126845.64351</text:p>
          </table:table-cell>
          <table:table-cell office:value-type="float" office:value="8224" calcext:value-type="float">
            <text:p>8224</text:p>
          </table:table-cell>
          <table:table-cell table:formula="of:=[.B67]-[.$B$2]" office:value-type="float" office:value="14.3855299949646" calcext:value-type="float">
            <text:p>14.385529995</text:p>
          </table:table-cell>
          <table:table-cell table:formula="of:=[.C67]/([.D67]-[.D66])" office:value-type="float" office:value="104817.452264758" calcext:value-type="float">
            <text:p>104817.452264758</text:p>
          </table:table-cell>
          <table:table-cell/>
          <table:table-cell office:value-type="float" office:value="1443126876.58737" calcext:value-type="float">
            <text:p>1443126876.58737</text:p>
          </table:table-cell>
          <table:table-cell table:formula="of:=[.G67]-[.$B$2]" office:value-type="float" office:value="45.3293898105621" calcext:value-type="float">
            <text:p>45.3293898106</text:p>
          </table:table-cell>
          <table:table-cell table:formula="of:=[.C67]/([.H67]-[.H66])" office:value-type="float" office:value="118450.451893822" calcext:value-type="float">
            <text:p>118450.451893822</text:p>
          </table:table-cell>
          <table:table-cell table:formula="of:=[.G67]-[.$B67]" office:value-type="float" office:value="30.9438598155975" calcext:value-type="float">
            <text:p>30.943859815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26845.72197" calcext:value-type="float">
            <text:p>1443126845.72197</text:p>
          </table:table-cell>
          <table:table-cell office:value-type="float" office:value="8224" calcext:value-type="float">
            <text:p>8224</text:p>
          </table:table-cell>
          <table:table-cell table:formula="of:=[.B68]-[.$B$2]" office:value-type="float" office:value="14.4639899730682" calcext:value-type="float">
            <text:p>14.4639899731</text:p>
          </table:table-cell>
          <table:table-cell table:formula="of:=[.C68]/([.D68]-[.D67])" office:value-type="float" office:value="104817.770776547" calcext:value-type="float">
            <text:p>104817.770776547</text:p>
          </table:table-cell>
          <table:table-cell/>
          <table:table-cell office:value-type="float" office:value="1443126876.65679" calcext:value-type="float">
            <text:p>1443126876.65679</text:p>
          </table:table-cell>
          <table:table-cell table:formula="of:=[.G68]-[.$B$2]" office:value-type="float" office:value="45.3988099098206" calcext:value-type="float">
            <text:p>45.3988099098</text:p>
          </table:table-cell>
          <table:table-cell table:formula="of:=[.C68]/([.H68]-[.H67])" office:value-type="float" office:value="118467.131102556" calcext:value-type="float">
            <text:p>118467.131102556</text:p>
          </table:table-cell>
          <table:table-cell table:formula="of:=[.G68]-[.$B68]" office:value-type="float" office:value="30.9348199367523" calcext:value-type="float">
            <text:p>30.934819936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26845.80044" calcext:value-type="float">
            <text:p>1443126845.80044</text:p>
          </table:table-cell>
          <table:table-cell office:value-type="float" office:value="8224" calcext:value-type="float">
            <text:p>8224</text:p>
          </table:table-cell>
          <table:table-cell table:formula="of:=[.B69]-[.$B$2]" office:value-type="float" office:value="14.5424599647522" calcext:value-type="float">
            <text:p>14.5424599648</text:p>
          </table:table-cell>
          <table:table-cell table:formula="of:=[.C69]/([.D69]-[.D68])" office:value-type="float" office:value="104804.394947847" calcext:value-type="float">
            <text:p>104804.394947847</text:p>
          </table:table-cell>
          <table:table-cell/>
          <table:table-cell office:value-type="float" office:value="1443126876.72629" calcext:value-type="float">
            <text:p>1443126876.72629</text:p>
          </table:table-cell>
          <table:table-cell table:formula="of:=[.G69]-[.$B$2]" office:value-type="float" office:value="45.468309879303" calcext:value-type="float">
            <text:p>45.4683098793</text:p>
          </table:table-cell>
          <table:table-cell table:formula="of:=[.C69]/([.H69]-[.H68])" office:value-type="float" office:value="118330.987211153" calcext:value-type="float">
            <text:p>118330.987211153</text:p>
          </table:table-cell>
          <table:table-cell table:formula="of:=[.G69]-[.$B69]" office:value-type="float" office:value="30.9258499145508" calcext:value-type="float">
            <text:p>30.925849914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26845.87891" calcext:value-type="float">
            <text:p>1443126845.87891</text:p>
          </table:table-cell>
          <table:table-cell office:value-type="float" office:value="8224" calcext:value-type="float">
            <text:p>8224</text:p>
          </table:table-cell>
          <table:table-cell table:formula="of:=[.B70]-[.$B$2]" office:value-type="float" office:value="14.6209299564362" calcext:value-type="float">
            <text:p>14.6209299564</text:p>
          </table:table-cell>
          <table:table-cell table:formula="of:=[.C70]/([.D70]-[.D69])" office:value-type="float" office:value="104804.394947847" calcext:value-type="float">
            <text:p>104804.394947847</text:p>
          </table:table-cell>
          <table:table-cell/>
          <table:table-cell office:value-type="float" office:value="1443126876.7958" calcext:value-type="float">
            <text:p>1443126876.7958</text:p>
          </table:table-cell>
          <table:table-cell table:formula="of:=[.G70]-[.$B$2]" office:value-type="float" office:value="45.5378198623657" calcext:value-type="float">
            <text:p>45.5378198624</text:p>
          </table:table-cell>
          <table:table-cell table:formula="of:=[.C70]/([.H70]-[.H69])" office:value-type="float" office:value="118313.940496525" calcext:value-type="float">
            <text:p>118313.940496525</text:p>
          </table:table-cell>
          <table:table-cell table:formula="of:=[.G70]-[.$B70]" office:value-type="float" office:value="30.9168899059296" calcext:value-type="float">
            <text:p>30.916889905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26845.95737" calcext:value-type="float">
            <text:p>1443126845.95737</text:p>
          </table:table-cell>
          <table:table-cell office:value-type="float" office:value="8224" calcext:value-type="float">
            <text:p>8224</text:p>
          </table:table-cell>
          <table:table-cell table:formula="of:=[.B71]-[.$B$2]" office:value-type="float" office:value="14.6993899345398" calcext:value-type="float">
            <text:p>14.6993899345</text:p>
          </table:table-cell>
          <table:table-cell table:formula="of:=[.C71]/([.D71]-[.D70])" office:value-type="float" office:value="104817.770776547" calcext:value-type="float">
            <text:p>104817.770776547</text:p>
          </table:table-cell>
          <table:table-cell/>
          <table:table-cell office:value-type="float" office:value="1443126876.86523" calcext:value-type="float">
            <text:p>1443126876.86523</text:p>
          </table:table-cell>
          <table:table-cell table:formula="of:=[.G71]-[.$B$2]" office:value-type="float" office:value="45.6072499752045" calcext:value-type="float">
            <text:p>45.6072499752</text:p>
          </table:table-cell>
          <table:table-cell table:formula="of:=[.C71]/([.H71]-[.H70])" office:value-type="float" office:value="118450.045142526" calcext:value-type="float">
            <text:p>118450.045142526</text:p>
          </table:table-cell>
          <table:table-cell table:formula="of:=[.G71]-[.$B71]" office:value-type="float" office:value="30.9078600406647" calcext:value-type="float">
            <text:p>30.907860040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26846.03422" calcext:value-type="float">
            <text:p>1443126846.03422</text:p>
          </table:table-cell>
          <table:table-cell office:value-type="float" office:value="8224" calcext:value-type="float">
            <text:p>8224</text:p>
          </table:table-cell>
          <table:table-cell table:formula="of:=[.B72]-[.$B$2]" office:value-type="float" office:value="14.7762398719788" calcext:value-type="float">
            <text:p>14.776239872</text:p>
          </table:table-cell>
          <table:table-cell table:formula="of:=[.C72]/([.D72]-[.D71])" office:value-type="float" office:value="107013.750096174" calcext:value-type="float">
            <text:p>107013.750096174</text:p>
          </table:table-cell>
          <table:table-cell/>
          <table:table-cell office:value-type="float" office:value="1443126876.9347" calcext:value-type="float">
            <text:p>1443126876.9347</text:p>
          </table:table-cell>
          <table:table-cell table:formula="of:=[.G72]-[.$B$2]" office:value-type="float" office:value="45.6767199039459" calcext:value-type="float">
            <text:p>45.6767199039</text:p>
          </table:table-cell>
          <table:table-cell table:formula="of:=[.C72]/([.H72]-[.H71])" office:value-type="float" office:value="118382.156840942" calcext:value-type="float">
            <text:p>118382.156840942</text:p>
          </table:table-cell>
          <table:table-cell table:formula="of:=[.G72]-[.$B72]" office:value-type="float" office:value="30.9004800319672" calcext:value-type="float">
            <text:p>30.90048003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26846.10912" calcext:value-type="float">
            <text:p>1443126846.10912</text:p>
          </table:table-cell>
          <table:table-cell office:value-type="float" office:value="8224" calcext:value-type="float">
            <text:p>8224</text:p>
          </table:table-cell>
          <table:table-cell table:formula="of:=[.B73]-[.$B$2]" office:value-type="float" office:value="14.8511397838593" calcext:value-type="float">
            <text:p>14.8511397839</text:p>
          </table:table-cell>
          <table:table-cell table:formula="of:=[.C73]/([.D73]-[.D72])" office:value-type="float" office:value="109799.862156338" calcext:value-type="float">
            <text:p>109799.862156338</text:p>
          </table:table-cell>
          <table:table-cell/>
          <table:table-cell office:value-type="float" office:value="1443126877.00422" calcext:value-type="float">
            <text:p>1443126877.00422</text:p>
          </table:table-cell>
          <table:table-cell table:formula="of:=[.G73]-[.$B$2]" office:value-type="float" office:value="45.746239900589" calcext:value-type="float">
            <text:p>45.7462399006</text:p>
          </table:table-cell>
          <table:table-cell table:formula="of:=[.C73]/([.H73]-[.H72])" office:value-type="float" office:value="118296.898692676" calcext:value-type="float">
            <text:p>118296.898692676</text:p>
          </table:table-cell>
          <table:table-cell table:formula="of:=[.G73]-[.$B73]" office:value-type="float" office:value="30.8951001167297" calcext:value-type="float">
            <text:p>30.895100116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26846.18402" calcext:value-type="float">
            <text:p>1443126846.18402</text:p>
          </table:table-cell>
          <table:table-cell office:value-type="float" office:value="8224" calcext:value-type="float">
            <text:p>8224</text:p>
          </table:table-cell>
          <table:table-cell table:formula="of:=[.B74]-[.$B$2]" office:value-type="float" office:value="14.9260399341583" calcext:value-type="float">
            <text:p>14.9260399342</text:p>
          </table:table-cell>
          <table:table-cell table:formula="of:=[.C74]/([.D74]-[.D73])" office:value-type="float" office:value="109799.512646664" calcext:value-type="float">
            <text:p>109799.512646664</text:p>
          </table:table-cell>
          <table:table-cell/>
          <table:table-cell office:value-type="float" office:value="1443126885.23358" calcext:value-type="float">
            <text:p>1443126885.23358</text:p>
          </table:table-cell>
          <table:table-cell table:formula="of:=[.G74]-[.$B$2]" office:value-type="float" office:value="53.9756000041962" calcext:value-type="float">
            <text:p>53.9756000042</text:p>
          </table:table-cell>
          <table:table-cell table:formula="of:=[.C74]/([.H74]-[.H73])" office:value-type="float" office:value="999.348660948155" calcext:value-type="float">
            <text:p>999.3486609482</text:p>
          </table:table-cell>
          <table:table-cell table:formula="of:=[.G74]-[.$B74]" office:value-type="float" office:value="39.0495600700378" calcext:value-type="float">
            <text:p>39.0495600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26846.25892" calcext:value-type="float">
            <text:p>1443126846.25892</text:p>
          </table:table-cell>
          <table:table-cell office:value-type="float" office:value="8224" calcext:value-type="float">
            <text:p>8224</text:p>
          </table:table-cell>
          <table:table-cell table:formula="of:=[.B75]-[.$B$2]" office:value-type="float" office:value="15.0009398460388" calcext:value-type="float">
            <text:p>15.000939846</text:p>
          </table:table-cell>
          <table:table-cell table:formula="of:=[.C75]/([.D75]-[.D74])" office:value-type="float" office:value="109799.862156338" calcext:value-type="float">
            <text:p>109799.862156338</text:p>
          </table:table-cell>
          <table:table-cell/>
          <table:table-cell office:value-type="float" office:value="1443126885.41598" calcext:value-type="float">
            <text:p>1443126885.41598</text:p>
          </table:table-cell>
          <table:table-cell table:formula="of:=[.G75]-[.$B$2]" office:value-type="float" office:value="54.1579999923706" calcext:value-type="float">
            <text:p>54.1579999924</text:p>
          </table:table-cell>
          <table:table-cell table:formula="of:=[.C75]/([.H75]-[.H74])" office:value-type="float" office:value="45087.7222214234" calcext:value-type="float">
            <text:p>45087.7222214234</text:p>
          </table:table-cell>
          <table:table-cell table:formula="of:=[.G75]-[.$B75]" office:value-type="float" office:value="39.1570601463318" calcext:value-type="float">
            <text:p>39.157060146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26846.33383" calcext:value-type="float">
            <text:p>1443126846.33383</text:p>
          </table:table-cell>
          <table:table-cell office:value-type="float" office:value="8224" calcext:value-type="float">
            <text:p>8224</text:p>
          </table:table-cell>
          <table:table-cell table:formula="of:=[.B76]-[.$B$2]" office:value-type="float" office:value="15.0758500099182" calcext:value-type="float">
            <text:p>15.0758500099</text:p>
          </table:table-cell>
          <table:table-cell table:formula="of:=[.C76]/([.D76]-[.D75])" office:value-type="float" office:value="109784.835249335" calcext:value-type="float">
            <text:p>109784.835249335</text:p>
          </table:table-cell>
          <table:table-cell/>
          <table:table-cell office:value-type="float" office:value="1443126885.49173" calcext:value-type="float">
            <text:p>1443126885.49173</text:p>
          </table:table-cell>
          <table:table-cell table:formula="of:=[.G76]-[.$B$2]" office:value-type="float" office:value="54.2337498664856" calcext:value-type="float">
            <text:p>54.2337498665</text:p>
          </table:table-cell>
          <table:table-cell table:formula="of:=[.C76]/([.H76]-[.H75])" office:value-type="float" office:value="108567.837188954" calcext:value-type="float">
            <text:p>108567.837188954</text:p>
          </table:table-cell>
          <table:table-cell table:formula="of:=[.G76]-[.$B76]" office:value-type="float" office:value="39.1578998565674" calcext:value-type="float">
            <text:p>39.157899856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26846.40873" calcext:value-type="float">
            <text:p>1443126846.40873</text:p>
          </table:table-cell>
          <table:table-cell office:value-type="float" office:value="8224" calcext:value-type="float">
            <text:p>8224</text:p>
          </table:table-cell>
          <table:table-cell table:formula="of:=[.B77]-[.$B$2]" office:value-type="float" office:value="15.1507499217987" calcext:value-type="float">
            <text:p>15.1507499218</text:p>
          </table:table-cell>
          <table:table-cell table:formula="of:=[.C77]/([.D77]-[.D76])" office:value-type="float" office:value="109799.862156338" calcext:value-type="float">
            <text:p>109799.862156338</text:p>
          </table:table-cell>
          <table:table-cell/>
          <table:table-cell office:value-type="float" office:value="1443126885.56742" calcext:value-type="float">
            <text:p>1443126885.56742</text:p>
          </table:table-cell>
          <table:table-cell table:formula="of:=[.G77]-[.$B$2]" office:value-type="float" office:value="54.3094398975372" calcext:value-type="float">
            <text:p>54.3094398975</text:p>
          </table:table-cell>
          <table:table-cell table:formula="of:=[.C77]/([.H77]-[.H76])" office:value-type="float" office:value="108653.674542551" calcext:value-type="float">
            <text:p>108653.674542551</text:p>
          </table:table-cell>
          <table:table-cell table:formula="of:=[.G77]-[.$B77]" office:value-type="float" office:value="39.1586899757385" calcext:value-type="float">
            <text:p>39.1586899757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26846.48363" calcext:value-type="float">
            <text:p>1443126846.48363</text:p>
          </table:table-cell>
          <table:table-cell office:value-type="float" office:value="8224" calcext:value-type="float">
            <text:p>8224</text:p>
          </table:table-cell>
          <table:table-cell table:formula="of:=[.B78]-[.$B$2]" office:value-type="float" office:value="15.2256498336792" calcext:value-type="float">
            <text:p>15.2256498337</text:p>
          </table:table-cell>
          <table:table-cell table:formula="of:=[.C78]/([.D78]-[.D77])" office:value-type="float" office:value="109799.862156338" calcext:value-type="float">
            <text:p>109799.862156338</text:p>
          </table:table-cell>
          <table:table-cell/>
          <table:table-cell office:value-type="float" office:value="1443126885.64326" calcext:value-type="float">
            <text:p>1443126885.64326</text:p>
          </table:table-cell>
          <table:table-cell table:formula="of:=[.G78]-[.$B$2]" office:value-type="float" office:value="54.3852798938751" calcext:value-type="float">
            <text:p>54.3852798939</text:p>
          </table:table-cell>
          <table:table-cell table:formula="of:=[.C78]/([.H78]-[.H77])" office:value-type="float" office:value="108438.82380162" calcext:value-type="float">
            <text:p>108438.82380162</text:p>
          </table:table-cell>
          <table:table-cell table:formula="of:=[.G78]-[.$B78]" office:value-type="float" office:value="39.1596300601959" calcext:value-type="float">
            <text:p>39.159630060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26846.55857" calcext:value-type="float">
            <text:p>1443126846.55857</text:p>
          </table:table-cell>
          <table:table-cell office:value-type="float" office:value="8224" calcext:value-type="float">
            <text:p>8224</text:p>
          </table:table-cell>
          <table:table-cell table:formula="of:=[.B79]-[.$B$2]" office:value-type="float" office:value="15.300589799881" calcext:value-type="float">
            <text:p>15.3005897999</text:p>
          </table:table-cell>
          <table:table-cell table:formula="of:=[.C79]/([.D79]-[.D78])" office:value-type="float" office:value="109741.175727998" calcext:value-type="float">
            <text:p>109741.175727998</text:p>
          </table:table-cell>
          <table:table-cell/>
          <table:table-cell office:value-type="float" office:value="1443126885.7189" calcext:value-type="float">
            <text:p>1443126885.7189</text:p>
          </table:table-cell>
          <table:table-cell table:formula="of:=[.G79]-[.$B$2]" office:value-type="float" office:value="54.4609198570251" calcext:value-type="float">
            <text:p>54.460919857</text:p>
          </table:table-cell>
          <table:table-cell table:formula="of:=[.C79]/([.H79]-[.H78])" office:value-type="float" office:value="108725.595009724" calcext:value-type="float">
            <text:p>108725.595009724</text:p>
          </table:table-cell>
          <table:table-cell table:formula="of:=[.G79]-[.$B79]" office:value-type="float" office:value="39.1603300571442" calcext:value-type="float">
            <text:p>39.160330057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26846.63348" calcext:value-type="float">
            <text:p>1443126846.63348</text:p>
          </table:table-cell>
          <table:table-cell office:value-type="float" office:value="8224" calcext:value-type="float">
            <text:p>8224</text:p>
          </table:table-cell>
          <table:table-cell table:formula="of:=[.B80]-[.$B$2]" office:value-type="float" office:value="15.3754999637604" calcext:value-type="float">
            <text:p>15.3754999638</text:p>
          </table:table-cell>
          <table:table-cell table:formula="of:=[.C80]/([.D80]-[.D79])" office:value-type="float" office:value="109784.835249335" calcext:value-type="float">
            <text:p>109784.835249335</text:p>
          </table:table-cell>
          <table:table-cell/>
          <table:table-cell office:value-type="float" office:value="1443126885.79475" calcext:value-type="float">
            <text:p>1443126885.79475</text:p>
          </table:table-cell>
          <table:table-cell table:formula="of:=[.G80]-[.$B$2]" office:value-type="float" office:value="54.5367698669434" calcext:value-type="float">
            <text:p>54.5367698669</text:p>
          </table:table-cell>
          <table:table-cell table:formula="of:=[.C80]/([.H80]-[.H79])" office:value-type="float" office:value="108424.507905374" calcext:value-type="float">
            <text:p>108424.507905374</text:p>
          </table:table-cell>
          <table:table-cell table:formula="of:=[.G80]-[.$B80]" office:value-type="float" office:value="39.161269903183" calcext:value-type="float">
            <text:p>39.161269903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26846.70838" calcext:value-type="float">
            <text:p>1443126846.70838</text:p>
          </table:table-cell>
          <table:table-cell office:value-type="float" office:value="8224" calcext:value-type="float">
            <text:p>8224</text:p>
          </table:table-cell>
          <table:table-cell table:formula="of:=[.B81]-[.$B$2]" office:value-type="float" office:value="15.4503998756409" calcext:value-type="float">
            <text:p>15.4503998756</text:p>
          </table:table-cell>
          <table:table-cell table:formula="of:=[.C81]/([.D81]-[.D80])" office:value-type="float" office:value="109799.862156338" calcext:value-type="float">
            <text:p>109799.862156338</text:p>
          </table:table-cell>
          <table:table-cell/>
          <table:table-cell office:value-type="float" office:value="1443126885.84603" calcext:value-type="float">
            <text:p>1443126885.84603</text:p>
          </table:table-cell>
          <table:table-cell table:formula="of:=[.G81]-[.$B$2]" office:value-type="float" office:value="54.5880498886108" calcext:value-type="float">
            <text:p>54.5880498886</text:p>
          </table:table-cell>
          <table:table-cell table:formula="of:=[.C81]/([.H81]-[.H80])" office:value-type="float" office:value="160374.347213182" calcext:value-type="float">
            <text:p>160374.347213182</text:p>
          </table:table-cell>
          <table:table-cell table:formula="of:=[.G81]-[.$B81]" office:value-type="float" office:value="39.13765001297" calcext:value-type="float">
            <text:p>39.13765001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26846.78328" calcext:value-type="float">
            <text:p>1443126846.78328</text:p>
          </table:table-cell>
          <table:table-cell office:value-type="float" office:value="8224" calcext:value-type="float">
            <text:p>8224</text:p>
          </table:table-cell>
          <table:table-cell table:formula="of:=[.B82]-[.$B$2]" office:value-type="float" office:value="15.5252997875214" calcext:value-type="float">
            <text:p>15.5252997875</text:p>
          </table:table-cell>
          <table:table-cell table:formula="of:=[.C82]/([.D82]-[.D81])" office:value-type="float" office:value="109799.862156338" calcext:value-type="float">
            <text:p>109799.862156338</text:p>
          </table:table-cell>
          <table:table-cell/>
          <table:table-cell office:value-type="float" office:value="1443126885.94641" calcext:value-type="float">
            <text:p>1443126885.94641</text:p>
          </table:table-cell>
          <table:table-cell table:formula="of:=[.G82]-[.$B$2]" office:value-type="float" office:value="54.6884298324585" calcext:value-type="float">
            <text:p>54.6884298325</text:p>
          </table:table-cell>
          <table:table-cell table:formula="of:=[.C82]/([.H82]-[.H81])" office:value-type="float" office:value="81928.7168807479" calcext:value-type="float">
            <text:p>81928.7168807479</text:p>
          </table:table-cell>
          <table:table-cell table:formula="of:=[.G82]-[.$B82]" office:value-type="float" office:value="39.1631300449371" calcext:value-type="float">
            <text:p>39.163130044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26846.85817" calcext:value-type="float">
            <text:p>1443126846.85817</text:p>
          </table:table-cell>
          <table:table-cell office:value-type="float" office:value="8224" calcext:value-type="float">
            <text:p>8224</text:p>
          </table:table-cell>
          <table:table-cell table:formula="of:=[.B83]-[.$B$2]" office:value-type="float" office:value="15.6001899242401" calcext:value-type="float">
            <text:p>15.6001899242</text:p>
          </table:table-cell>
          <table:table-cell table:formula="of:=[.C83]/([.D83]-[.D82])" office:value-type="float" office:value="109814.19396903" calcext:value-type="float">
            <text:p>109814.19396903</text:p>
          </table:table-cell>
          <table:table-cell/>
          <table:table-cell office:value-type="float" office:value="1443126886.02226" calcext:value-type="float">
            <text:p>1443126886.02226</text:p>
          </table:table-cell>
          <table:table-cell table:formula="of:=[.G83]-[.$B$2]" office:value-type="float" office:value="54.7642798423767" calcext:value-type="float">
            <text:p>54.7642798424</text:p>
          </table:table-cell>
          <table:table-cell table:formula="of:=[.C83]/([.H83]-[.H82])" office:value-type="float" office:value="108424.507905374" calcext:value-type="float">
            <text:p>108424.507905374</text:p>
          </table:table-cell>
          <table:table-cell table:formula="of:=[.G83]-[.$B83]" office:value-type="float" office:value="39.1640899181366" calcext:value-type="float">
            <text:p>39.164089918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26846.93307" calcext:value-type="float">
            <text:p>1443126846.93307</text:p>
          </table:table-cell>
          <table:table-cell office:value-type="float" office:value="8224" calcext:value-type="float">
            <text:p>8224</text:p>
          </table:table-cell>
          <table:table-cell table:formula="of:=[.B84]-[.$B$2]" office:value-type="float" office:value="15.6750898361206" calcext:value-type="float">
            <text:p>15.6750898361</text:p>
          </table:table-cell>
          <table:table-cell table:formula="of:=[.C84]/([.D84]-[.D83])" office:value-type="float" office:value="109799.862156338" calcext:value-type="float">
            <text:p>109799.862156338</text:p>
          </table:table-cell>
          <table:table-cell/>
          <table:table-cell office:value-type="float" office:value="1443126886.09165" calcext:value-type="float">
            <text:p>1443126886.09165</text:p>
          </table:table-cell>
          <table:table-cell table:formula="of:=[.G84]-[.$B$2]" office:value-type="float" office:value="54.8336699008942" calcext:value-type="float">
            <text:p>54.8336699009</text:p>
          </table:table-cell>
          <table:table-cell table:formula="of:=[.C84]/([.H84]-[.H83])" office:value-type="float" office:value="118518.418570452" calcext:value-type="float">
            <text:p>118518.418570452</text:p>
          </table:table-cell>
          <table:table-cell table:formula="of:=[.G84]-[.$B84]" office:value-type="float" office:value="39.1585800647736" calcext:value-type="float">
            <text:p>39.1585800648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26860.0109" calcext:value-type="float">
            <text:p>1443126860.0109</text:p>
          </table:table-cell>
          <table:table-cell office:value-type="float" office:value="8000" calcext:value-type="float">
            <text:p>8000</text:p>
          </table:table-cell>
          <table:table-cell table:formula="of:=[.B85]-[.$B$2]" office:value-type="float" office:value="28.7529199123383" calcext:value-type="float">
            <text:p>28.7529199123</text:p>
          </table:table-cell>
          <table:table-cell table:formula="of:=[.C85]/([.D85]-[.D84])" office:value-type="float" office:value="611.722277577852" calcext:value-type="float">
            <text:p>611.7222775779</text:p>
          </table:table-cell>
          <table:table-cell/>
          <table:table-cell office:value-type="float" office:value="1443126886.16112" calcext:value-type="float">
            <text:p>1443126886.16112</text:p>
          </table:table-cell>
          <table:table-cell table:formula="of:=[.G85]-[.$B$2]" office:value-type="float" office:value="54.9031398296356" calcext:value-type="float">
            <text:p>54.9031398296</text:p>
          </table:table-cell>
          <table:table-cell table:formula="of:=[.C85]/([.H85]-[.H84])" office:value-type="float" office:value="115157.740117648" calcext:value-type="float">
            <text:p>115157.740117648</text:p>
          </table:table-cell>
          <table:table-cell table:formula="of:=[.G85]-[.$B85]" office:value-type="float" office:value="26.1502199172974" calcext:value-type="float">
            <text:p>26.150219917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 style:data-style-name="N2" text:time-value="15:55:24.323669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15:55:55.034334403</dc:date>
    <meta:editing-duration>PT2M30S</meta:editing-duration>
    <meta:editing-cycles>2</meta:editing-cycles>
    <meta:generator>LibreOffice/4.4.2.2$Linux_X86_64 LibreOffice_project/40m0$Build-2</meta:generator>
    <meta:document-statistic meta:table-count="1" meta:cell-count="7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D2:source_2.E85 source_2.E1:source_2.E1" chart:data-source-has-labels="row" svg:x="0.32cm" svg:y="0.18cm" svg:width="12.825cm" svg:height="8.64cm">
          <chartooo:coordinate-region svg:x="1.497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E2:source_2.E85" chart:label-cell-address="source_2.E1:source_2.E1" chart:class="chart:scatter">
            <chart:domain table:cell-range-address="source_2.D2:source_2.D85"/>
            <chart:data-point chart:repeated="8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ent bw</text:p>
                <draw:g>
                  <svg:desc>source_2.E1:source_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ource_2.D2:source_2.D85</svg:desc>
                </draw:g>
              </table:table-cell>
              <table:table-cell office:value-type="float" office:value="0">
                <text:p>0</text:p>
                <draw:g>
                  <svg:desc>source_2.E2:source_2.E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84500980377197">
                <text:p>8.84500980377197</text:p>
              </table:table-cell>
              <table:table-cell office:value-type="float" office:value="929.789811707485">
                <text:p>929.789811707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94796991348267">
                <text:p>8.94796991348267</text:p>
              </table:table-cell>
              <table:table-cell office:value-type="float" office:value="79875.5947629479">
                <text:p>79875.59476294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05090999603272">
                <text:p>9.05090999603272</text:p>
              </table:table-cell>
              <table:table-cell office:value-type="float" office:value="79891.1346899449">
                <text:p>79891.1346899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15384984016418">
                <text:p>9.15384984016418</text:p>
              </table:table-cell>
              <table:table-cell office:value-type="float" office:value="79891.3197254963">
                <text:p>79891.3197254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25676989555359">
                <text:p>9.25676989555359</text:p>
              </table:table-cell>
              <table:table-cell office:value-type="float" office:value="79906.6806647548">
                <text:p>79906.68066475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35975980758667">
                <text:p>9.35975980758667</text:p>
              </table:table-cell>
              <table:table-cell office:value-type="float" office:value="79852.4810600712">
                <text:p>79852.48106007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4626898765564">
                <text:p>9.4626898765564</text:p>
              </table:table-cell>
              <table:table-cell office:value-type="float" office:value="79898.9069211526">
                <text:p>79898.90692115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56562995910645">
                <text:p>9.56562995910645</text:p>
              </table:table-cell>
              <table:table-cell office:value-type="float" office:value="79891.1346899449">
                <text:p>79891.13468994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66856980323792">
                <text:p>9.66856980323792</text:p>
              </table:table-cell>
              <table:table-cell office:value-type="float" office:value="79891.3197254963">
                <text:p>79891.31972549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76979994773865">
                <text:p>9.76979994773865</text:p>
              </table:table-cell>
              <table:table-cell office:value-type="float" office:value="81240.6229444876">
                <text:p>81240.6229444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86670994758606">
                <text:p>9.86670994758606</text:p>
              </table:table-cell>
              <table:table-cell office:value-type="float" office:value="84862.2434521613">
                <text:p>84862.24345216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96359992027283">
                <text:p>9.96359992027283</text:p>
              </table:table-cell>
              <table:table-cell office:value-type="float" office:value="84879.7844807646">
                <text:p>84879.78448076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0605099201202">
                <text:p>10.0605099201202</text:p>
              </table:table-cell>
              <table:table-cell office:value-type="float" office:value="84862.2434521613">
                <text:p>84862.24345216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157399892807">
                <text:p>10.157399892807</text:p>
              </table:table-cell>
              <table:table-cell office:value-type="float" office:value="84879.7844807646">
                <text:p>84879.78448076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2543098926544">
                <text:p>10.2543098926544</text:p>
              </table:table-cell>
              <table:table-cell office:value-type="float" office:value="84862.2434521613">
                <text:p>84862.24345216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3511998653412">
                <text:p>10.3511998653412</text:p>
              </table:table-cell>
              <table:table-cell office:value-type="float" office:value="84879.7844807646">
                <text:p>84879.78448076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4481098651886">
                <text:p>10.4481098651886</text:p>
              </table:table-cell>
              <table:table-cell office:value-type="float" office:value="84862.2434521613">
                <text:p>84862.24345216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545019865036">
                <text:p>10.545019865036</text:p>
              </table:table-cell>
              <table:table-cell office:value-type="float" office:value="84862.2434521613">
                <text:p>84862.24345216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6419298648834">
                <text:p>10.6419298648834</text:p>
              </table:table-cell>
              <table:table-cell office:value-type="float" office:value="84862.2434521613">
                <text:p>84862.24345216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7388298511505">
                <text:p>10.7388298511505</text:p>
              </table:table-cell>
              <table:table-cell office:value-type="float" office:value="84871.0130601238">
                <text:p>84871.01306012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8198299407959">
                <text:p>10.8198299407959</text:p>
              </table:table-cell>
              <table:table-cell office:value-type="float" office:value="101530.751830081">
                <text:p>101530.7518300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9002997875214">
                <text:p>10.9002997875214</text:p>
              </table:table-cell>
              <table:table-cell office:value-type="float" office:value="102199.772146423">
                <text:p>102199.7721464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9807498455048">
                <text:p>10.9807498455048</text:p>
              </table:table-cell>
              <table:table-cell office:value-type="float" office:value="102224.910784988">
                <text:p>102224.9107849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0612299442291">
                <text:p>11.0612299442291</text:p>
              </table:table-cell>
              <table:table-cell office:value-type="float" office:value="102186.753375716">
                <text:p>102186.7533757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1417198181152">
                <text:p>11.1417198181152</text:p>
              </table:table-cell>
              <table:table-cell office:value-type="float" office:value="102174.343217841">
                <text:p>102174.3432178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222179889679">
                <text:p>11.222179889679</text:p>
              </table:table-cell>
              <table:table-cell office:value-type="float" office:value="102212.188482668">
                <text:p>102212.1884826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3026299476624">
                <text:p>11.3026299476624</text:p>
              </table:table-cell>
              <table:table-cell office:value-type="float" office:value="102224.910784988">
                <text:p>102224.9107849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3830897808075">
                <text:p>11.3830897808075</text:p>
              </table:table-cell>
              <table:table-cell office:value-type="float" office:value="102212.491357827">
                <text:p>102212.4913578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4635398387909">
                <text:p>11.4635398387909</text:p>
              </table:table-cell>
              <table:table-cell office:value-type="float" office:value="102224.910784988">
                <text:p>102224.9107849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5439898967743">
                <text:p>11.5439898967743</text:p>
              </table:table-cell>
              <table:table-cell office:value-type="float" office:value="102224.910784988">
                <text:p>102224.9107849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6244399547577">
                <text:p>11.6244399547577</text:p>
              </table:table-cell>
              <table:table-cell office:value-type="float" office:value="102224.910784988">
                <text:p>102224.9107849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7049398422241">
                <text:p>11.7049398422241</text:p>
              </table:table-cell>
              <table:table-cell office:value-type="float" office:value="102161.633498301">
                <text:p>102161.6334983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7864198684692">
                <text:p>11.7864198684692</text:p>
              </table:table-cell>
              <table:table-cell office:value-type="float" office:value="100932.71172078">
                <text:p>100932.711720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8687999248505">
                <text:p>11.8687999248505</text:p>
              </table:table-cell>
              <table:table-cell office:value-type="float" office:value="99829.9875147239">
                <text:p>99829.98751472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9511699676514">
                <text:p>11.9511699676514</text:p>
              </table:table-cell>
              <table:table-cell office:value-type="float" office:value="99842.1236696239">
                <text:p>99842.12366962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033549785614">
                <text:p>12.033549785614</text:p>
              </table:table-cell>
              <table:table-cell office:value-type="float" office:value="99830.2764365055">
                <text:p>99830.27643650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1159298419952">
                <text:p>12.1159298419952</text:p>
              </table:table-cell>
              <table:table-cell office:value-type="float" office:value="99829.9875147239">
                <text:p>99829.98751472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1983199119568">
                <text:p>12.1983199119568</text:p>
              </table:table-cell>
              <table:table-cell office:value-type="float" office:value="99817.8543098484">
                <text:p>99817.85430984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280699968338">
                <text:p>12.280699968338</text:p>
              </table:table-cell>
              <table:table-cell office:value-type="float" office:value="99829.9875147239">
                <text:p>99829.98751472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363089799881">
                <text:p>12.363089799881</text:p>
              </table:table-cell>
              <table:table-cell office:value-type="float" office:value="99818.1431614038">
                <text:p>99818.14316140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4454698562622">
                <text:p>12.4454698562622</text:p>
              </table:table-cell>
              <table:table-cell office:value-type="float" office:value="99829.9875147239">
                <text:p>99829.98751472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5278398990631">
                <text:p>12.5278398990631</text:p>
              </table:table-cell>
              <table:table-cell office:value-type="float" office:value="99842.1236696239">
                <text:p>99842.12366962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6102199554443">
                <text:p>12.6102199554443</text:p>
              </table:table-cell>
              <table:table-cell office:value-type="float" office:value="99829.9875147239">
                <text:p>99829.98751472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6926498413086">
                <text:p>12.6926498413086</text:p>
              </table:table-cell>
              <table:table-cell office:value-type="float" office:value="99769.6395399959">
                <text:p>99769.63953999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7748699188232">
                <text:p>12.7748699188232</text:p>
              </table:table-cell>
              <table:table-cell office:value-type="float" office:value="100024.230681792">
                <text:p>100024.2306817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8568398952484">
                <text:p>12.8568398952484</text:p>
              </table:table-cell>
              <table:table-cell office:value-type="float" office:value="100329.417655836">
                <text:p>100329.4176558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9388098716736">
                <text:p>12.9388098716736</text:p>
              </table:table-cell>
              <table:table-cell office:value-type="float" office:value="100329.417655836">
                <text:p>100329.4176558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0207898616791">
                <text:p>13.0207898616791</text:p>
              </table:table-cell>
              <table:table-cell office:value-type="float" office:value="100317.162754581">
                <text:p>100317.1627545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1027598381042">
                <text:p>13.1027598381042</text:p>
              </table:table-cell>
              <table:table-cell office:value-type="float" office:value="100329.417655836">
                <text:p>100329.4176558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.1847298145294">
                <text:p>13.1847298145294</text:p>
              </table:table-cell>
              <table:table-cell office:value-type="float" office:value="100329.417655836">
                <text:p>100329.417655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.2666897773743">
                <text:p>13.2666897773743</text:p>
              </table:table-cell>
              <table:table-cell office:value-type="float" office:value="100341.675551612">
                <text:p>100341.6755516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348659992218">
                <text:p>13.348659992218</text:p>
              </table:table-cell>
              <table:table-cell office:value-type="float" office:value="100329.125837677">
                <text:p>100329.1258376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4306299686432">
                <text:p>13.4306299686432</text:p>
              </table:table-cell>
              <table:table-cell office:value-type="float" office:value="100329.417655836">
                <text:p>100329.4176558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512589931488">
                <text:p>13.512589931488</text:p>
              </table:table-cell>
              <table:table-cell office:value-type="float" office:value="100341.675551612">
                <text:p>100341.6755516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5945599079132">
                <text:p>13.5945599079132</text:p>
              </table:table-cell>
              <table:table-cell office:value-type="float" office:value="100329.417655836">
                <text:p>100329.4176558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.6765398979187">
                <text:p>13.6765398979187</text:p>
              </table:table-cell>
              <table:table-cell office:value-type="float" office:value="100317.162754581">
                <text:p>100317.1627545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.7577998638153">
                <text:p>13.7577998638153</text:p>
              </table:table-cell>
              <table:table-cell office:value-type="float" office:value="101206.047889117">
                <text:p>101206.0478891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.8362698554993">
                <text:p>13.8362698554993</text:p>
              </table:table-cell>
              <table:table-cell office:value-type="float" office:value="104804.394947847">
                <text:p>104804.3949478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.9147298336029">
                <text:p>13.9147298336029</text:p>
              </table:table-cell>
              <table:table-cell office:value-type="float" office:value="104817.770776547">
                <text:p>104817.7707765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9931898117065">
                <text:p>13.9931898117065</text:p>
              </table:table-cell>
              <table:table-cell office:value-type="float" office:value="104817.770776547">
                <text:p>104817.7707765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0716497898102">
                <text:p>14.0716497898102</text:p>
              </table:table-cell>
              <table:table-cell office:value-type="float" office:value="104817.770776547">
                <text:p>104817.7707765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.1501197814941">
                <text:p>14.1501197814941</text:p>
              </table:table-cell>
              <table:table-cell office:value-type="float" office:value="104804.394947847">
                <text:p>104804.3949478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.2285897731781">
                <text:p>14.2285897731781</text:p>
              </table:table-cell>
              <table:table-cell office:value-type="float" office:value="104804.394947847">
                <text:p>104804.3949478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.3070697784424">
                <text:p>14.3070697784424</text:p>
              </table:table-cell>
              <table:table-cell office:value-type="float" office:value="104791.022532499">
                <text:p>104791.0225324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.3855299949646">
                <text:p>14.3855299949646</text:p>
              </table:table-cell>
              <table:table-cell office:value-type="float" office:value="104817.452264758">
                <text:p>104817.4522647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4639899730682">
                <text:p>14.4639899730682</text:p>
              </table:table-cell>
              <table:table-cell office:value-type="float" office:value="104817.770776547">
                <text:p>104817.7707765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5424599647522">
                <text:p>14.5424599647522</text:p>
              </table:table-cell>
              <table:table-cell office:value-type="float" office:value="104804.394947847">
                <text:p>104804.3949478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.6209299564362">
                <text:p>14.6209299564362</text:p>
              </table:table-cell>
              <table:table-cell office:value-type="float" office:value="104804.394947847">
                <text:p>104804.3949478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6993899345398">
                <text:p>14.6993899345398</text:p>
              </table:table-cell>
              <table:table-cell office:value-type="float" office:value="104817.770776547">
                <text:p>104817.7707765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7762398719788">
                <text:p>14.7762398719788</text:p>
              </table:table-cell>
              <table:table-cell office:value-type="float" office:value="107013.750096174">
                <text:p>107013.7500961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8511397838593">
                <text:p>14.8511397838593</text:p>
              </table:table-cell>
              <table:table-cell office:value-type="float" office:value="109799.862156338">
                <text:p>109799.8621563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9260399341583">
                <text:p>14.9260399341583</text:p>
              </table:table-cell>
              <table:table-cell office:value-type="float" office:value="109799.512646664">
                <text:p>109799.5126466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0009398460388">
                <text:p>15.0009398460388</text:p>
              </table:table-cell>
              <table:table-cell office:value-type="float" office:value="109799.862156338">
                <text:p>109799.8621563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0758500099182">
                <text:p>15.0758500099182</text:p>
              </table:table-cell>
              <table:table-cell office:value-type="float" office:value="109784.835249335">
                <text:p>109784.8352493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1507499217987">
                <text:p>15.1507499217987</text:p>
              </table:table-cell>
              <table:table-cell office:value-type="float" office:value="109799.862156338">
                <text:p>109799.8621563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2256498336792">
                <text:p>15.2256498336792</text:p>
              </table:table-cell>
              <table:table-cell office:value-type="float" office:value="109799.862156338">
                <text:p>109799.8621563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300589799881">
                <text:p>15.300589799881</text:p>
              </table:table-cell>
              <table:table-cell office:value-type="float" office:value="109741.175727998">
                <text:p>109741.1757279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3754999637604">
                <text:p>15.3754999637604</text:p>
              </table:table-cell>
              <table:table-cell office:value-type="float" office:value="109784.835249335">
                <text:p>109784.8352493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4503998756409">
                <text:p>15.4503998756409</text:p>
              </table:table-cell>
              <table:table-cell office:value-type="float" office:value="109799.862156338">
                <text:p>109799.8621563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.5252997875214">
                <text:p>15.5252997875214</text:p>
              </table:table-cell>
              <table:table-cell office:value-type="float" office:value="109799.862156338">
                <text:p>109799.8621563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.6001899242401">
                <text:p>15.6001899242401</text:p>
              </table:table-cell>
              <table:table-cell office:value-type="float" office:value="109814.19396903">
                <text:p>109814.193969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.6750898361206">
                <text:p>15.6750898361206</text:p>
              </table:table-cell>
              <table:table-cell office:value-type="float" office:value="109799.862156338">
                <text:p>109799.8621563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.7529199123383">
                <text:p>28.7529199123383</text:p>
              </table:table-cell>
              <table:table-cell office:value-type="float" office:value="611.722277577852">
                <text:p>611.7222775778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201cm" style:legend-expansion="high" chart:style-name="ch2"/>
        <chart:plot-area chart:style-name="ch3" table:cell-range-address="source_2.H2:source_2.I85 source_2.I1:source_2.I1" chart:data-source-has-labels="row" svg:x="0.32cm" svg:y="0.18cm" svg:width="12.825cm" svg:height="8.64cm">
          <chartooo:coordinate-region svg:x="1.497cm" svg:y="0.379cm" svg:width="11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ource_2.I2:source_2.I85" chart:label-cell-address="source_2.I1:source_2.I1" chart:class="chart:scatter">
            <chart:domain table:cell-range-address="source_2.H2:source_2.H85"/>
            <chart:data-point chart:repeated="8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recv bw</text:p>
                <draw:g>
                  <svg:desc>source_2.I1:source_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133996963501">
                <text:p>0.19133996963501</text:p>
                <draw:g>
                  <svg:desc>source_2.H2:source_2.H85</svg:desc>
                </draw:g>
              </table:table-cell>
              <table:table-cell office:value-type="float" office:value="0">
                <text:p>0</text:p>
                <draw:g>
                  <svg:desc>source_2.I2:source_2.I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03613996505737">
                <text:p>9.03613996505737</text:p>
              </table:table-cell>
              <table:table-cell office:value-type="float" office:value="929.811867340849">
                <text:p>929.811867340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13915991783142">
                <text:p>9.13915991783142</text:p>
              </table:table-cell>
              <table:table-cell office:value-type="float" office:value="79829.1959814579">
                <text:p>79829.1959814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66139793396">
                <text:p>12.966139793396</text:p>
              </table:table-cell>
              <table:table-cell office:value-type="float" office:value="2148.95303017154">
                <text:p>2148.953030171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2441499233246">
                <text:p>21.2441499233246</text:p>
              </table:table-cell>
              <table:table-cell office:value-type="float" office:value="993.475469456927">
                <text:p>993.4754694569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.3968799114227">
                <text:p>24.3968799114227</text:p>
              </table:table-cell>
              <table:table-cell office:value-type="float" office:value="2608.53293210848">
                <text:p>2608.532932108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472620010376">
                <text:p>24.472620010376</text:p>
              </table:table-cell>
              <table:table-cell office:value-type="float" office:value="108581.849161255">
                <text:p>108581.8491612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5483498573303">
                <text:p>24.5483498573303</text:p>
              </table:table-cell>
              <table:table-cell office:value-type="float" office:value="108596.548530699">
                <text:p>108596.5485306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6241998672485">
                <text:p>24.6241998672485</text:p>
              </table:table-cell>
              <table:table-cell office:value-type="float" office:value="108424.507905374">
                <text:p>108424.5079053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.6999499797821">
                <text:p>24.6999499797821</text:p>
              </table:table-cell>
              <table:table-cell office:value-type="float" office:value="108567.495478709">
                <text:p>108567.4954787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.7758100032806">
                <text:p>24.7758100032806</text:p>
              </table:table-cell>
              <table:table-cell office:value-type="float" office:value="108410.195788547">
                <text:p>108410.1957885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8451998233795">
                <text:p>24.8451998233795</text:p>
              </table:table-cell>
              <table:table-cell office:value-type="float" office:value="118518.825791467">
                <text:p>118518.8257914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.9146599769592">
                <text:p>24.9146599769592</text:p>
              </table:table-cell>
              <table:table-cell office:value-type="float" office:value="118398.816820383">
                <text:p>118398.8168203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.9841299057007">
                <text:p>24.9841299057007</text:p>
              </table:table-cell>
              <table:table-cell office:value-type="float" office:value="118382.156840942">
                <text:p>118382.156840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0535798072815">
                <text:p>25.0535798072815</text:p>
              </table:table-cell>
              <table:table-cell office:value-type="float" office:value="118416.294520313">
                <text:p>118416.2945203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.1230599880218">
                <text:p>25.1230599880218</text:p>
              </table:table-cell>
              <table:table-cell office:value-type="float" office:value="118364.689215945">
                <text:p>118364.6892159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1924998760223">
                <text:p>25.1924998760223</text:p>
              </table:table-cell>
              <table:table-cell office:value-type="float" office:value="118433.370744235">
                <text:p>118433.3707442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2619497776031">
                <text:p>25.2619497776031</text:p>
              </table:table-cell>
              <table:table-cell office:value-type="float" office:value="118416.294520313">
                <text:p>118416.2945203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3314697742462">
                <text:p>25.3314697742462</text:p>
              </table:table-cell>
              <table:table-cell office:value-type="float" office:value="118296.898692676">
                <text:p>118296.8986926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.4009399414062">
                <text:p>25.4009399414062</text:p>
              </table:table-cell>
              <table:table-cell office:value-type="float" office:value="118381.750558551">
                <text:p>118381.7505585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4703598022461">
                <text:p>25.4703598022461</text:p>
              </table:table-cell>
              <table:table-cell office:value-type="float" office:value="118467.537971206">
                <text:p>118467.5379712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.5398299694061">
                <text:p>25.5398299694061</text:p>
              </table:table-cell>
              <table:table-cell office:value-type="float" office:value="118381.750558551">
                <text:p>118381.7505585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.6092998981476">
                <text:p>25.6092998981476</text:p>
              </table:table-cell>
              <table:table-cell office:value-type="float" office:value="118382.156840942">
                <text:p>118382.1568409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.6787598133087">
                <text:p>25.6787598133087</text:p>
              </table:table-cell>
              <table:table-cell office:value-type="float" office:value="118399.223219925">
                <text:p>118399.2232199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.7482998371124">
                <text:p>25.7482998371124</text:p>
              </table:table-cell>
              <table:table-cell office:value-type="float" office:value="118262.829808826">
                <text:p>118262.8298088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.9776899814606">
                <text:p>33.9776899814606</text:p>
              </table:table-cell>
              <table:table-cell office:value-type="float" office:value="999.345012904529">
                <text:p>999.3450129045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.2527098655701">
                <text:p>34.2527098655701</text:p>
              </table:table-cell>
              <table:table-cell office:value-type="float" office:value="29903.2923624012">
                <text:p>29903.29236240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.3284199237823">
                <text:p>34.3284199237823</text:p>
              </table:table-cell>
              <table:table-cell office:value-type="float" office:value="108624.932990291">
                <text:p>108624.9329902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.4042198657989">
                <text:p>34.4042198657989</text:p>
              </table:table-cell>
              <table:table-cell office:value-type="float" office:value="108496.12521074">
                <text:p>108496.125210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.4799799919128">
                <text:p>34.4799799919128</text:p>
              </table:table-cell>
              <table:table-cell office:value-type="float" office:value="108553.145590554">
                <text:p>108553.1455905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.5557098388672">
                <text:p>34.5557098388672</text:p>
              </table:table-cell>
              <table:table-cell office:value-type="float" office:value="108596.548530699">
                <text:p>108596.5485306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.6317698955536">
                <text:p>34.6317698955536</text:p>
              </table:table-cell>
              <table:table-cell office:value-type="float" office:value="108125.083759901">
                <text:p>108125.0837599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.707359790802">
                <text:p>34.707359790802</text:p>
              </table:table-cell>
              <table:table-cell office:value-type="float" office:value="108797.610751718">
                <text:p>108797.6107517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.7831299304962">
                <text:p>34.7831299304962</text:p>
              </table:table-cell>
              <table:table-cell office:value-type="float" office:value="108538.799495285">
                <text:p>108538.7994952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.852609872818">
                <text:p>34.852609872818</text:p>
              </table:table-cell>
              <table:table-cell office:value-type="float" office:value="118365.095381237">
                <text:p>118365.0953812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.9220597743988">
                <text:p>34.9220597743988</text:p>
              </table:table-cell>
              <table:table-cell office:value-type="float" office:value="118416.294520313">
                <text:p>118416.2945203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.9915299415588">
                <text:p>34.9915299415588</text:p>
              </table:table-cell>
              <table:table-cell office:value-type="float" office:value="118381.750558551">
                <text:p>118381.7505585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.0609798431396">
                <text:p>35.0609798431396</text:p>
              </table:table-cell>
              <table:table-cell office:value-type="float" office:value="118416.294520313">
                <text:p>118416.2945203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.1304500102997">
                <text:p>35.1304500102997</text:p>
              </table:table-cell>
              <table:table-cell office:value-type="float" office:value="118381.750558551">
                <text:p>118381.7505585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.1998898983002">
                <text:p>35.1998898983002</text:p>
              </table:table-cell>
              <table:table-cell office:value-type="float" office:value="118433.370744235">
                <text:p>118433.3707442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.2693698406219">
                <text:p>35.2693698406219</text:p>
              </table:table-cell>
              <table:table-cell office:value-type="float" office:value="118365.095381237">
                <text:p>118365.0953812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.3388497829437">
                <text:p>35.3388497829437</text:p>
              </table:table-cell>
              <table:table-cell office:value-type="float" office:value="118365.095381237">
                <text:p>118365.0953812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.4083299636841">
                <text:p>35.4083299636841</text:p>
              </table:table-cell>
              <table:table-cell office:value-type="float" office:value="118364.689215945">
                <text:p>118364.6892159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.4777998924255">
                <text:p>35.4777998924255</text:p>
              </table:table-cell>
              <table:table-cell office:value-type="float" office:value="118382.156840942">
                <text:p>118382.1568409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.547219991684">
                <text:p>35.547219991684</text:p>
              </table:table-cell>
              <table:table-cell office:value-type="float" office:value="118467.131102556">
                <text:p>118467.1311025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.616739988327">
                <text:p>35.616739988327</text:p>
              </table:table-cell>
              <table:table-cell office:value-type="float" office:value="118296.898692676">
                <text:p>118296.8986926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.6861498355865">
                <text:p>35.6861498355865</text:p>
              </table:table-cell>
              <table:table-cell office:value-type="float" office:value="118484.628978518">
                <text:p>118484.6289785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.7556998729706">
                <text:p>35.7556998729706</text:p>
              </table:table-cell>
              <table:table-cell office:value-type="float" office:value="118245.802724586">
                <text:p>118245.8027245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.9850699901581">
                <text:p>43.9850699901581</text:p>
              </table:table-cell>
              <table:table-cell office:value-type="float" office:value="999.347444930653">
                <text:p>999.3474449306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.1674299240112">
                <text:p>44.1674299240112</text:p>
              </table:table-cell>
              <table:table-cell office:value-type="float" office:value="45097.6254829233">
                <text:p>45097.62548292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.2431797981262">
                <text:p>44.2431797981262</text:p>
              </table:table-cell>
              <table:table-cell office:value-type="float" office:value="108567.837188954">
                <text:p>108567.8371889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.3189699649811">
                <text:p>44.3189699649811</text:p>
              </table:table-cell>
              <table:table-cell office:value-type="float" office:value="108510.118677392">
                <text:p>108510.1186773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.394779920578">
                <text:p>44.394779920578</text:p>
              </table:table-cell>
              <table:table-cell office:value-type="float" office:value="108481.794181841">
                <text:p>108481.7941818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.4705698490143">
                <text:p>44.4705698490143</text:p>
              </table:table-cell>
              <table:table-cell office:value-type="float" office:value="108510.46002655">
                <text:p>108510.460026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.5463099479675">
                <text:p>44.5463099479675</text:p>
              </table:table-cell>
              <table:table-cell office:value-type="float" office:value="108581.849161255">
                <text:p>108581.8491612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.6221499443054">
                <text:p>44.6221499443054</text:p>
              </table:table-cell>
              <table:table-cell office:value-type="float" office:value="108438.82380162">
                <text:p>108438.823801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.6978797912598">
                <text:p>44.6978797912598</text:p>
              </table:table-cell>
              <table:table-cell office:value-type="float" office:value="108596.548530699">
                <text:p>108596.5485306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.7737398147583">
                <text:p>44.7737398147583</text:p>
              </table:table-cell>
              <table:table-cell office:value-type="float" office:value="108410.195788547">
                <text:p>108410.1957885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.8431499004364">
                <text:p>44.8431499004364</text:p>
              </table:table-cell>
              <table:table-cell office:value-type="float" office:value="118484.221992464">
                <text:p>118484.2219924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.9125998020172">
                <text:p>44.9125998020172</text:p>
              </table:table-cell>
              <table:table-cell office:value-type="float" office:value="118416.294520313">
                <text:p>118416.2945203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.9820699691773">
                <text:p>44.9820699691773</text:p>
              </table:table-cell>
              <table:table-cell office:value-type="float" office:value="118381.750558551">
                <text:p>118381.7505585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.0514597892761">
                <text:p>45.0514597892761</text:p>
              </table:table-cell>
              <table:table-cell office:value-type="float" office:value="118518.825791467">
                <text:p>118518.8257914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.1209700107574">
                <text:p>45.1209700107574</text:p>
              </table:table-cell>
              <table:table-cell office:value-type="float" office:value="118313.53468223">
                <text:p>118313.534682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.1904699802399">
                <text:p>45.1904699802399</text:p>
              </table:table-cell>
              <table:table-cell office:value-type="float" office:value="118330.987211153">
                <text:p>118330.9872111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.259959936142">
                <text:p>45.259959936142</text:p>
              </table:table-cell>
              <table:table-cell office:value-type="float" office:value="118348.038838682">
                <text:p>118348.0388386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.3293898105621">
                <text:p>45.3293898105621</text:p>
              </table:table-cell>
              <table:table-cell office:value-type="float" office:value="118450.451893822">
                <text:p>118450.4518938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.3988099098206">
                <text:p>45.3988099098206</text:p>
              </table:table-cell>
              <table:table-cell office:value-type="float" office:value="118467.131102556">
                <text:p>118467.1311025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.468309879303">
                <text:p>45.468309879303</text:p>
              </table:table-cell>
              <table:table-cell office:value-type="float" office:value="118330.987211153">
                <text:p>118330.9872111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.5378198623657">
                <text:p>45.5378198623657</text:p>
              </table:table-cell>
              <table:table-cell office:value-type="float" office:value="118313.940496525">
                <text:p>118313.9404965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.6072499752045">
                <text:p>45.6072499752045</text:p>
              </table:table-cell>
              <table:table-cell office:value-type="float" office:value="118450.045142526">
                <text:p>118450.0451425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.6767199039459">
                <text:p>45.6767199039459</text:p>
              </table:table-cell>
              <table:table-cell office:value-type="float" office:value="118382.156840942">
                <text:p>118382.1568409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.746239900589">
                <text:p>45.746239900589</text:p>
              </table:table-cell>
              <table:table-cell office:value-type="float" office:value="118296.898692676">
                <text:p>118296.8986926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3.9756000041962">
                <text:p>53.9756000041962</text:p>
              </table:table-cell>
              <table:table-cell office:value-type="float" office:value="999.348660948155">
                <text:p>999.3486609481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.1579999923706">
                <text:p>54.1579999923706</text:p>
              </table:table-cell>
              <table:table-cell office:value-type="float" office:value="45087.7222214234">
                <text:p>45087.72222142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.2337498664856">
                <text:p>54.2337498664856</text:p>
              </table:table-cell>
              <table:table-cell office:value-type="float" office:value="108567.837188954">
                <text:p>108567.8371889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4.3094398975372">
                <text:p>54.3094398975372</text:p>
              </table:table-cell>
              <table:table-cell office:value-type="float" office:value="108653.674542551">
                <text:p>108653.6745425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4.3852798938751">
                <text:p>54.3852798938751</text:p>
              </table:table-cell>
              <table:table-cell office:value-type="float" office:value="108438.82380162">
                <text:p>108438.823801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.4609198570251">
                <text:p>54.4609198570251</text:p>
              </table:table-cell>
              <table:table-cell office:value-type="float" office:value="108725.595009724">
                <text:p>108725.5950097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.5367698669434">
                <text:p>54.5367698669434</text:p>
              </table:table-cell>
              <table:table-cell office:value-type="float" office:value="108424.507905374">
                <text:p>108424.5079053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.5880498886108">
                <text:p>54.5880498886108</text:p>
              </table:table-cell>
              <table:table-cell office:value-type="float" office:value="160374.347213182">
                <text:p>160374.3472131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4.6884298324585">
                <text:p>54.6884298324585</text:p>
              </table:table-cell>
              <table:table-cell office:value-type="float" office:value="81928.7168807479">
                <text:p>81928.71688074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4.7642798423767">
                <text:p>54.7642798423767</text:p>
              </table:table-cell>
              <table:table-cell office:value-type="float" office:value="108424.507905374">
                <text:p>108424.5079053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4.8336699008942">
                <text:p>54.8336699008942</text:p>
              </table:table-cell>
              <table:table-cell office:value-type="float" office:value="118518.418570452">
                <text:p>118518.4185704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4.9031398296356">
                <text:p>54.9031398296356</text:p>
              </table:table-cell>
              <table:table-cell office:value-type="float" office:value="115157.740117648">
                <text:p>115157.7401176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